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2527380952381cm"/>
    </style:style>
    <style:style style:name="co2" style:family="table-column">
      <style:table-column-properties fo:break-before="auto" style:column-width="2.29809523809524cm"/>
    </style:style>
    <style:style style:name="ro1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shapes>
          <draw:frame draw:z-index="1" draw:id="id0" draw:style-name="a0" draw:name="Gráfico 1" svg:x="0.41535in" svg:y="9.20433in" svg:width="6.29685in" svg:height="3.5393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7.19409in" svg:y="9.3252in" svg:width="6.29724in" svg:height="3.53937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áfico 3" svg:x="5.73858in" svg:y="13.42087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Gráfico 4" svg:x="0.44646in" svg:y="20.48346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Gráfico 5" svg:x="7.17756in" svg:y="20.55827in" svg:width="6.29685in" svg:height="3.53937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Gráfico 6" svg:x="6.38071in" svg:y="17.08307in" svg:width="6.29685in" svg:height="3.53937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Gráfico 7" svg:x="1.95409in" svg:y="26.22119in" svg:width="6.29724in" svg:height="3.53937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Gráfico 8" svg:x="6.52684in" svg:y="31.23442in" svg:width="6.36378in" svg:height="3.57677in" style:rel-width="scale" style:rel-height="scale">
            <draw:object xlink:href="Object 8/" xlink:type="simple" xlink:show="embed" xlink:actuate="onLoad"/>
            <svg:title/>
            <svg:desc/>
          </draw:frame>
          <draw:frame draw:z-index="9" draw:id="id8" draw:style-name="a8" draw:name="Gráfico 9" svg:x="4.82819in" svg:y="34.81519in" svg:width="6.29685in" svg:height="3.53937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" table:number-columns-repeated="23" table:default-cell-style-name="ce1"/>
        <table:table-column table:style-name="co2" table:number-columns-repeated="16361" table:default-cell-style-name="ce1"/>
        <table:table-row table:style-name="ro1">
          <table:table-cell office:value-type="string" table:number-columns-spanned="7" table:number-rows-spanned="1" table:style-name="ce6">
            <text:p>SIN CONDENSADOR</text:p>
          </table:table-cell>
          <table:covered-table-cell table:number-columns-repeated="6"/>
          <table:table-cell table:style-name="ce1"/>
          <table:table-cell office:value-type="string" table:number-columns-spanned="4" table:number-rows-spanned="1" table:style-name="ce6">
            <text:p>CON CONDENSADOR 10nF</text:p>
          </table:table-cell>
          <table:covered-table-cell table:number-columns-repeated="3"/>
          <table:table-cell table:number-columns-repeated="4" table:style-name="ce1"/>
          <table:table-cell office:value-type="string" table:number-columns-spanned="4" table:number-rows-spanned="1" table:style-name="ce6">
            <text:p>CON CONDENSADOR 1nF</text:p>
          </table:table-cell>
          <table:covered-table-cell table:number-columns-repeated="3"/>
          <table:table-cell table:number-columns-repeated="16364" table:style-name="ce1"/>
        </table:table-row>
        <table:table-row table:style-name="ro1">
          <table:table-cell office:value-type="string" table:style-name="ce2">
            <text:p>V_i_Real</text:p>
          </table:table-cell>
          <table:table-cell office:value-type="string" table:style-name="ce2">
            <text:p>Mediana</text:p>
          </table:table-cell>
          <table:table-cell office:value-type="string" table:style-name="ce2">
            <text:p>V_i_teórica</text:p>
          </table:table-cell>
          <table:table-cell office:value-type="string" table:style-name="ce2">
            <text:p>Diferencia(V)</text:p>
          </table:table-cell>
          <table:table-cell office:value-type="string" table:style-name="ce2">
            <text:p>V_I_T_real</text:p>
          </table:table-cell>
          <table:table-cell office:value-type="string" table:style-name="ce2">
            <text:p>Dif(mV)</text:p>
          </table:table-cell>
          <table:table-cell office:value-type="string" table:style-name="ce2">
            <text:p>INC_relativa</text:p>
          </table:table-cell>
          <table:table-cell table:style-name="ce1"/>
          <table:table-cell office:value-type="string" table:style-name="ce2">
            <text:p>V_i_Real</text:p>
          </table:table-cell>
          <table:table-cell office:value-type="string" table:style-name="ce2">
            <text:p>Mediana</text:p>
          </table:table-cell>
          <table:table-cell office:value-type="string" table:style-name="ce2">
            <text:p>V_i_teórica</text:p>
          </table:table-cell>
          <table:table-cell office:value-type="string" table:style-name="ce2">
            <text:p>Diferencia(V)</text:p>
          </table:table-cell>
          <table:table-cell office:value-type="string" table:style-name="ce2">
            <text:p>V_I_T_real</text:p>
          </table:table-cell>
          <table:table-cell office:value-type="string" table:style-name="ce2">
            <text:p>Dif(mV)</text:p>
          </table:table-cell>
          <table:table-cell office:value-type="string" table:style-name="ce2">
            <text:p>INC_relativa</text:p>
          </table:table-cell>
          <table:table-cell table:style-name="ce1"/>
          <table:table-cell office:value-type="string" table:style-name="ce2">
            <text:p>V_i_Real</text:p>
          </table:table-cell>
          <table:table-cell office:value-type="string" table:style-name="ce2">
            <text:p>Mediana</text:p>
          </table:table-cell>
          <table:table-cell office:value-type="string" table:style-name="ce2">
            <text:p>V_i_teórica</text:p>
          </table:table-cell>
          <table:table-cell office:value-type="string" table:style-name="ce2">
            <text:p>Diferencia(V)</text:p>
          </table:table-cell>
          <table:table-cell office:value-type="string" table:style-name="ce2">
            <text:p>V_I_T_real</text:p>
          </table:table-cell>
          <table:table-cell office:value-type="string" table:style-name="ce2">
            <text:p>Dif(mV)</text:p>
          </table:table-cell>
          <table:table-cell office:value-type="string" table:style-name="ce2">
            <text:p>INC_relativa</text:p>
          </table:table-cell>
          <table:table-cell table:number-columns-repeated="1636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182" table:style-name="ce2">
            <text:p>182</text:p>
          </table:table-cell>
          <table:table-cell office:value-type="float" office:value="57" table:style-name="ce2">
            <text:p>57</text:p>
          </table:table-cell>
          <table:table-cell office:value-type="float" office:value="2.7E-2" table:formula="of:=([.A3]-[.C3])/1000" table:style-name="ce2">
            <text:p>0,027</text:p>
          </table:table-cell>
          <table:table-cell office:value-type="float" office:value="71.763976629033252" table:formula="of:=(([.B3]/1000-12080*9880*3.3/(118900*(12080+9880)+(9880*12080)))*(118900*(12080+9880)+(9880*12080))/(12080*118900))*1000" table:style-name="ce2">
            <text:p>71,76397663</text:p>
          </table:table-cell>
          <table:table-cell office:value-type="float" office:value="12.236023370966748" table:formula="of:=ABS([.A3]-[.E3])" table:style-name="ce2">
            <text:p>12,23602337</text:p>
          </table:table-cell>
          <table:table-cell office:value-type="float" office:value="14.56669448924613" table:formula="of:=([.F3])/[.A3]*100" table:style-name="ce2">
            <text:p>14,56669449</text:p>
          </table:table-cell>
          <table:table-cell table:style-name="ce1"/>
          <table:table-cell office:value-type="float" office:value="75" table:style-name="ce2">
            <text:p>75</text:p>
          </table:table-cell>
          <table:table-cell office:value-type="float" office:value="175" table:style-name="ce2">
            <text:p>175</text:p>
          </table:table-cell>
          <table:table-cell office:value-type="float" office:value="44" table:style-name="ce2">
            <text:p>44</text:p>
          </table:table-cell>
          <table:table-cell office:value-type="float" office:value="3.1E-2" table:formula="of:=([.I3]-[.K3])/1000" table:style-name="ce2">
            <text:p>0,031</text:p>
          </table:table-cell>
          <table:table-cell office:value-type="float" office:value="58.457145801190812" table:formula="of:=(([.J3]/1000-12080*9880*3.3/(118900*(12080+9880)+(9880*12080)))*(118900*(12080+9880)+(9880*12080))/(12080*118900))*1000" table:style-name="ce2">
            <text:p>58,4571458</text:p>
          </table:table-cell>
          <table:table-cell office:value-type="float" office:value="16.542854198809188" table:formula="of:=ABS([.I3]-[.M3])" table:style-name="ce2">
            <text:p>16,5428542</text:p>
          </table:table-cell>
          <table:table-cell office:value-type="float" office:value="22.057138931745584" table:formula="of:=[.N3]/[.I3]*100" table:style-name="ce2">
            <text:p>22,05713893</text:p>
          </table:table-cell>
          <table:table-cell table:style-name="ce1"/>
          <table:table-cell office:value-type="float" office:value="83" table:style-name="ce2">
            <text:p>83</text:p>
          </table:table-cell>
          <table:table-cell office:value-type="float" office:value="184" table:style-name="ce2">
            <text:p>184</text:p>
          </table:table-cell>
          <table:table-cell office:value-type="float" office:value="60" table:style-name="ce2">
            <text:p>60</text:p>
          </table:table-cell>
          <table:table-cell office:value-type="float" office:value="2.3E-2" table:formula="of:=([.Q3]-[.S3])/1000" table:style-name="ce2">
            <text:p>0,023</text:p>
          </table:table-cell>
          <table:table-cell office:value-type="float" office:value="75.565928294131069" table:formula="of:=(([.R3]/1000-12080*9880*3.3/(118900*(12080+9880)+(9880*12080)))*(118900*(12080+9880)+(9880*12080))/(12080*118900))*1000" table:style-name="ce1">
            <text:p>75,56592829</text:p>
          </table:table-cell>
          <table:table-cell office:value-type="float" office:value="7.4340717058689307" table:formula="of:=ABS([.Q3]-[.U3])" table:style-name="ce1">
            <text:p>7,434071706</text:p>
          </table:table-cell>
          <table:table-cell office:value-type="float" office:value="8.9567128986372655" table:formula="of:=[.V3]/[.Q3]*100" table:style-name="ce1">
            <text:p>8,956712899</text:p>
          </table:table-cell>
          <table:table-cell table:number-columns-repeated="1636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float" office:value="214" table:style-name="ce2">
            <text:p>214</text:p>
          </table:table-cell>
          <table:table-cell office:value-type="float" office:value="114" table:style-name="ce2">
            <text:p>114</text:p>
          </table:table-cell>
          <table:table-cell office:value-type="float" office:value="3.1E-2" table:formula="of:=([.A4]-[.C4])/1000" table:style-name="ce2">
            <text:p>0,031</text:p>
          </table:table-cell>
          <table:table-cell office:value-type="float" office:value="132.5952032705986" table:formula="of:=(([.B4]/1000-12080*9880*3.3/(118900*(12080+9880)+(9880*12080)))*(118900*(12080+9880)+(9880*12080))/(12080*118900))*1000" table:style-name="ce2">
            <text:p>132,5952033</text:p>
          </table:table-cell>
          <table:table-cell office:value-type="float" office:value="12.404796729401397" table:formula="of:=ABS([.A4]-[.E4])" table:style-name="ce2">
            <text:p>12,40479673</text:p>
          </table:table-cell>
          <table:table-cell office:value-type="float" office:value="8.5550322271733776" table:formula="of:=([.F4])/[.A4]*100" table:style-name="ce2">
            <text:p>8,555032227</text:p>
          </table:table-cell>
          <table:table-cell table:style-name="ce1"/>
          <table:table-cell office:value-type="float" office:value="146" table:style-name="ce2">
            <text:p>146</text:p>
          </table:table-cell>
          <table:table-cell office:value-type="float" office:value="213" table:style-name="ce2">
            <text:p>213</text:p>
          </table:table-cell>
          <table:table-cell office:value-type="float" office:value="113" table:style-name="ce2">
            <text:p>113</text:p>
          </table:table-cell>
          <table:table-cell office:value-type="float" office:value="3.3000000000000002E-2" table:formula="of:=([.I4]-[.K4])/1000" table:style-name="ce2">
            <text:p>0,033</text:p>
          </table:table-cell>
          <table:table-cell office:value-type="float" office:value="130.69422743804967" table:formula="of:=(([.J4]/1000-12080*9880*3.3/(118900*(12080+9880)+(9880*12080)))*(118900*(12080+9880)+(9880*12080))/(12080*118900))*1000" table:style-name="ce2">
            <text:p>130,6942274</text:p>
          </table:table-cell>
          <table:table-cell office:value-type="float" office:value="15.305772561950334" table:formula="of:=ABS([.I4]-[.M4])" table:style-name="ce2">
            <text:p>15,30577256</text:p>
          </table:table-cell>
          <table:table-cell office:value-type="float" office:value="10.483405864349544" table:formula="of:=[.N4]/[.I4]*100" table:style-name="ce2">
            <text:p>10,48340586</text:p>
          </table:table-cell>
          <table:table-cell table:style-name="ce1"/>
          <table:table-cell office:value-type="float" office:value="146" table:style-name="ce2">
            <text:p>146</text:p>
          </table:table-cell>
          <table:table-cell office:value-type="float" office:value="216" table:style-name="ce2">
            <text:p>216</text:p>
          </table:table-cell>
          <table:table-cell office:value-type="float" office:value="118" table:style-name="ce2">
            <text:p>118</text:p>
          </table:table-cell>
          <table:table-cell office:value-type="float" office:value="2.8000000000000001E-2" table:formula="of:=([.Q4]-[.S4])/1000" table:style-name="ce2">
            <text:p>0,028</text:p>
          </table:table-cell>
          <table:table-cell office:value-type="float" office:value="136.39715493569642" table:formula="of:=(([.R4]/1000-12080*9880*3.3/(118900*(12080+9880)+(9880*12080)))*(118900*(12080+9880)+(9880*12080))/(12080*118900))*1000" table:style-name="ce1">
            <text:p>136,3971549</text:p>
          </table:table-cell>
          <table:table-cell office:value-type="float" office:value="9.6028450643035796" table:formula="of:=ABS([.Q4]-[.U4])" table:style-name="ce1">
            <text:p>9,602845064</text:p>
          </table:table-cell>
          <table:table-cell office:value-type="float" office:value="6.5772911399339593" table:formula="of:=[.V4]/[.Q4]*100" table:style-name="ce1">
            <text:p>6,57729114</text:p>
          </table:table-cell>
          <table:table-cell table:number-columns-repeated="16361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float" office:value="345" table:style-name="ce2">
            <text:p>345</text:p>
          </table:table-cell>
          <table:table-cell office:value-type="float" office:value="353" table:style-name="ce2">
            <text:p>353</text:p>
          </table:table-cell>
          <table:table-cell office:value-type="float" office:value="4.2000000000000003E-2" table:formula="of:=([.A5]-[.C5])/1000" table:style-name="ce2">
            <text:p>0,042</text:p>
          </table:table-cell>
          <table:table-cell office:value-type="float" office:value="381.62303733450665" table:formula="of:=(([.B5]/1000-12080*9880*3.3/(118900*(12080+9880)+(9880*12080)))*(118900*(12080+9880)+(9880*12080))/(12080*118900))*1000" table:style-name="ce2">
            <text:p>381,6230373</text:p>
          </table:table-cell>
          <table:table-cell office:value-type="float" office:value="13.376962665493352" table:formula="of:=ABS([.A5]-[.E5])" table:style-name="ce2">
            <text:p>13,37696267</text:p>
          </table:table-cell>
          <table:table-cell office:value-type="float" office:value="3.386572826707178" table:formula="of:=([.F5])/[.A5]*100" table:style-name="ce2">
            <text:p>3,386572827</text:p>
          </table:table-cell>
          <table:table-cell table:style-name="ce1"/>
          <table:table-cell office:value-type="float" office:value="395" table:style-name="ce2">
            <text:p>395</text:p>
          </table:table-cell>
          <table:table-cell office:value-type="float" office:value="345" table:style-name="ce2">
            <text:p>345</text:p>
          </table:table-cell>
          <table:table-cell office:value-type="float" office:value="353" table:style-name="ce2">
            <text:p>353</text:p>
          </table:table-cell>
          <table:table-cell office:value-type="float" office:value="4.2000000000000003E-2" table:formula="of:=([.I5]-[.K5])/1000" table:style-name="ce2">
            <text:p>0,042</text:p>
          </table:table-cell>
          <table:table-cell office:value-type="float" office:value="381.62303733450665" table:formula="of:=(([.J5]/1000-12080*9880*3.3/(118900*(12080+9880)+(9880*12080)))*(118900*(12080+9880)+(9880*12080))/(12080*118900))*1000" table:style-name="ce2">
            <text:p>381,6230373</text:p>
          </table:table-cell>
          <table:table-cell office:value-type="float" office:value="13.376962665493352" table:formula="of:=ABS([.I5]-[.M5])" table:style-name="ce2">
            <text:p>13,37696267</text:p>
          </table:table-cell>
          <table:table-cell office:value-type="float" office:value="3.386572826707178" table:formula="of:=[.N5]/[.I5]*100" table:style-name="ce2">
            <text:p>3,386572827</text:p>
          </table:table-cell>
          <table:table-cell table:style-name="ce1"/>
          <table:table-cell office:value-type="float" office:value="395" table:style-name="ce2">
            <text:p>395</text:p>
          </table:table-cell>
          <table:table-cell office:value-type="float" office:value="347" table:style-name="ce2">
            <text:p>347</text:p>
          </table:table-cell>
          <table:table-cell office:value-type="float" office:value="357" table:style-name="ce2">
            <text:p>357</text:p>
          </table:table-cell>
          <table:table-cell office:value-type="float" office:value="3.7999999999999999E-2" table:formula="of:=([.Q5]-[.S5])/1000" table:style-name="ce2">
            <text:p>0,038</text:p>
          </table:table-cell>
          <table:table-cell office:value-type="float" office:value="385.42498899960452" table:formula="of:=(([.R5]/1000-12080*9880*3.3/(118900*(12080+9880)+(9880*12080)))*(118900*(12080+9880)+(9880*12080))/(12080*118900))*1000" table:style-name="ce1">
            <text:p>385,424989</text:p>
          </table:table-cell>
          <table:table-cell office:value-type="float" office:value="9.5750110003954774" table:formula="of:=ABS([.Q5]-[.U5])" table:style-name="ce1">
            <text:p>9,575011</text:p>
          </table:table-cell>
          <table:table-cell office:value-type="float" office:value="2.4240534178216397" table:formula="of:=[.V5]/[.Q5]*100" table:style-name="ce1">
            <text:p>2,424053418</text:p>
          </table:table-cell>
          <table:table-cell table:number-columns-repeated="16361"/>
        </table:table-row>
        <table:table-row table:style-name="ro1">
          <table:table-cell office:value-type="float" office:value="797" table:style-name="ce2">
            <text:p>797</text:p>
          </table:table-cell>
          <table:table-cell office:value-type="float" office:value="556" table:style-name="ce2">
            <text:p>556</text:p>
          </table:table-cell>
          <table:table-cell office:value-type="float" office:value="737" table:style-name="ce2">
            <text:p>737</text:p>
          </table:table-cell>
          <table:table-cell office:value-type="float" office:value="0.06" table:formula="of:=([.A6]-[.C6])/1000" table:style-name="ce2">
            <text:p>0,06</text:p>
          </table:table-cell>
          <table:table-cell office:value-type="float" office:value="782.72893800232828" table:formula="of:=(([.B6]/1000-12080*9880*3.3/(118900*(12080+9880)+(9880*12080)))*(118900*(12080+9880)+(9880*12080))/(12080*118900))*1000" table:style-name="ce2">
            <text:p>782,728938</text:p>
          </table:table-cell>
          <table:table-cell office:value-type="float" office:value="14.271061997671723" table:formula="of:=ABS([.A6]-[.E6])" table:style-name="ce2">
            <text:p>14,271062</text:p>
          </table:table-cell>
          <table:table-cell office:value-type="float" office:value="1.7905974902975814" table:formula="of:=([.F6])/[.A6]*100" table:style-name="ce2">
            <text:p>1,79059749</text:p>
          </table:table-cell>
          <table:table-cell table:style-name="ce1"/>
          <table:table-cell office:value-type="float" office:value="797" table:style-name="ce2">
            <text:p>797</text:p>
          </table:table-cell>
          <table:table-cell office:value-type="float" office:value="555" table:style-name="ce2">
            <text:p>555</text:p>
          </table:table-cell>
          <table:table-cell office:value-type="float" office:value="735" table:style-name="ce2">
            <text:p>735</text:p>
          </table:table-cell>
          <table:table-cell office:value-type="float" office:value="6.2E-2" table:formula="of:=([.I6]-[.K6])/1000" table:style-name="ce2">
            <text:p>0,062</text:p>
          </table:table-cell>
          <table:table-cell office:value-type="float" office:value="780.8279621697792" table:formula="of:=(([.J6]/1000-12080*9880*3.3/(118900*(12080+9880)+(9880*12080)))*(118900*(12080+9880)+(9880*12080))/(12080*118900))*1000" table:style-name="ce2">
            <text:p>780,8279622</text:p>
          </table:table-cell>
          <table:table-cell office:value-type="float" office:value="16.172037830220802" table:formula="of:=ABS([.I6]-[.M6])" table:style-name="ce2">
            <text:p>16,17203783</text:p>
          </table:table-cell>
          <table:table-cell office:value-type="float" office:value="2.0291139059248184" table:formula="of:=[.N6]/[.I6]*100" table:style-name="ce2">
            <text:p>2,029113906</text:p>
          </table:table-cell>
          <table:table-cell table:style-name="ce1"/>
          <table:table-cell office:value-type="float" office:value="797" table:style-name="ce2">
            <text:p>797</text:p>
          </table:table-cell>
          <table:table-cell office:value-type="float" office:value="557" table:style-name="ce2">
            <text:p>557</text:p>
          </table:table-cell>
          <table:table-cell office:value-type="float" office:value="738" table:style-name="ce2">
            <text:p>738</text:p>
          </table:table-cell>
          <table:table-cell office:value-type="float" office:value="5.8999999999999997E-2" table:formula="of:=([.Q6]-[.S6])/1000" table:style-name="ce2">
            <text:p>0,059</text:p>
          </table:table-cell>
          <table:table-cell office:value-type="float" office:value="784.62991383487713" table:formula="of:=(([.R6]/1000-12080*9880*3.3/(118900*(12080+9880)+(9880*12080)))*(118900*(12080+9880)+(9880*12080))/(12080*118900))*1000" table:style-name="ce1">
            <text:p>784,6299138</text:p>
          </table:table-cell>
          <table:table-cell office:value-type="float" office:value="12.370086165122871" table:formula="of:=ABS([.Q6]-[.U6])" table:style-name="ce1">
            <text:p>12,37008617</text:p>
          </table:table-cell>
          <table:table-cell office:value-type="float" office:value="1.5520810746703728" table:formula="of:=[.V6]/[.Q6]*100" table:style-name="ce1">
            <text:p>1,552081075</text:p>
          </table:table-cell>
          <table:table-cell table:number-columns-repeated="16361"/>
        </table:table-row>
        <table:table-row table:style-name="ro1">
          <table:table-cell office:value-type="float" office:value="1245" table:style-name="ce2">
            <text:p>1245</text:p>
          </table:table-cell>
          <table:table-cell office:value-type="float" office:value="793" table:style-name="ce2">
            <text:p>793</text:p>
          </table:table-cell>
          <table:table-cell office:value-type="float" office:value="1167" table:style-name="ce2">
            <text:p>1167</text:p>
          </table:table-cell>
          <table:table-cell office:value-type="float" office:value="7.8E-2" table:formula="of:=([.A7]-[.C7])/1000" table:style-name="ce2">
            <text:p>0,078</text:p>
          </table:table-cell>
          <table:table-cell office:value-type="float" office:value="1233.2602103164215" table:formula="of:=(([.B7]/1000-12080*9880*3.3/(118900*(12080+9880)+(9880*12080)))*(118900*(12080+9880)+(9880*12080))/(12080*118900))*1000" table:style-name="ce2">
            <text:p>1233,26021</text:p>
          </table:table-cell>
          <table:table-cell office:value-type="float" office:value="11.739789683578465" table:formula="of:=ABS([.A7]-[.E7])" table:style-name="ce2">
            <text:p>11,73978968</text:p>
          </table:table-cell>
          <table:table-cell office:value-type="float" office:value="0.94295499466493693" table:formula="of:=([.F7])/[.A7]*100" table:style-name="ce2">
            <text:p>0,942954995</text:p>
          </table:table-cell>
          <table:table-cell table:style-name="ce1"/>
          <table:table-cell office:value-type="float" office:value="1245" table:style-name="ce2">
            <text:p>1245</text:p>
          </table:table-cell>
          <table:table-cell office:value-type="float" office:value="793" table:style-name="ce2">
            <text:p>793</text:p>
          </table:table-cell>
          <table:table-cell office:value-type="float" office:value="1167" table:style-name="ce2">
            <text:p>1167</text:p>
          </table:table-cell>
          <table:table-cell office:value-type="float" office:value="7.8E-2" table:formula="of:=([.I7]-[.K7])/1000" table:style-name="ce2">
            <text:p>0,078</text:p>
          </table:table-cell>
          <table:table-cell office:value-type="float" office:value="1233.2602103164215" table:formula="of:=(([.J7]/1000-12080*9880*3.3/(118900*(12080+9880)+(9880*12080)))*(118900*(12080+9880)+(9880*12080))/(12080*118900))*1000" table:style-name="ce2">
            <text:p>1233,26021</text:p>
          </table:table-cell>
          <table:table-cell office:value-type="float" office:value="11.739789683578465" table:formula="of:=ABS([.I7]-[.M7])" table:style-name="ce2">
            <text:p>11,73978968</text:p>
          </table:table-cell>
          <table:table-cell office:value-type="float" office:value="0.94295499466493693" table:formula="of:=[.N7]/[.I7]*100" table:style-name="ce2">
            <text:p>0,942954995</text:p>
          </table:table-cell>
          <table:table-cell table:style-name="ce1"/>
          <table:table-cell office:value-type="float" office:value="1245" table:style-name="ce2">
            <text:p>1245</text:p>
          </table:table-cell>
          <table:table-cell office:value-type="float" office:value="793" table:style-name="ce2">
            <text:p>793</text:p>
          </table:table-cell>
          <table:table-cell office:value-type="float" office:value="1167" table:style-name="ce2">
            <text:p>1167</text:p>
          </table:table-cell>
          <table:table-cell office:value-type="float" office:value="7.8E-2" table:formula="of:=([.Q7]-[.S7])/1000" table:style-name="ce2">
            <text:p>0,078</text:p>
          </table:table-cell>
          <table:table-cell office:value-type="float" office:value="1233.2602103164215" table:formula="of:=(([.R7]/1000-12080*9880*3.3/(118900*(12080+9880)+(9880*12080)))*(118900*(12080+9880)+(9880*12080))/(12080*118900))*1000" table:style-name="ce1">
            <text:p>1233,26021</text:p>
          </table:table-cell>
          <table:table-cell office:value-type="float" office:value="11.739789683578465" table:formula="of:=ABS([.Q7]-[.U7])" table:style-name="ce1">
            <text:p>11,73978968</text:p>
          </table:table-cell>
          <table:table-cell office:value-type="float" office:value="0.94295499466493693" table:formula="of:=[.V7]/[.Q7]*100" table:style-name="ce1">
            <text:p>0,942954995</text:p>
          </table:table-cell>
          <table:table-cell table:number-columns-repeated="16361"/>
        </table:table-row>
        <table:table-row table:style-name="ro1">
          <table:table-cell office:value-type="float" office:value="1595" table:style-name="ce2">
            <text:p>1595</text:p>
          </table:table-cell>
          <table:table-cell office:value-type="float" office:value="982" table:style-name="ce2">
            <text:p>982</text:p>
          </table:table-cell>
          <table:table-cell office:value-type="float" office:value="1516" table:style-name="ce2">
            <text:p>1516</text:p>
          </table:table-cell>
          <table:table-cell office:value-type="float" office:value="7.9000000000000001E-2" table:formula="of:=([.A8]-[.C8])/1000" table:style-name="ce2">
            <text:p>0,079</text:p>
          </table:table-cell>
          <table:table-cell office:value-type="float" office:value="1592.5446426681667" table:formula="of:=(([.B8]/1000-12080*9880*3.3/(118900*(12080+9880)+(9880*12080)))*(118900*(12080+9880)+(9880*12080))/(12080*118900))*1000" table:style-name="ce2">
            <text:p>1592,544643</text:p>
          </table:table-cell>
          <table:table-cell office:value-type="float" office:value="2.4553573318332838" table:formula="of:=ABS([.A8]-[.E8])" table:style-name="ce2">
            <text:p>2,455357332</text:p>
          </table:table-cell>
          <table:table-cell office:value-type="float" office:value="0.15394089854754131" table:formula="of:=([.F8])/[.A8]*100" table:style-name="ce2">
            <text:p>0,153940899</text:p>
          </table:table-cell>
          <table:table-cell table:style-name="ce1"/>
          <table:table-cell office:value-type="float" office:value="1596" table:style-name="ce2">
            <text:p>1596</text:p>
          </table:table-cell>
          <table:table-cell office:value-type="float" office:value="981" table:style-name="ce2">
            <text:p>981</text:p>
          </table:table-cell>
          <table:table-cell office:value-type="float" office:value="1509" table:style-name="ce2">
            <text:p>1509</text:p>
          </table:table-cell>
          <table:table-cell office:value-type="float" office:value="8.6999999999999994E-2" table:formula="of:=([.I8]-[.K8])/1000" table:style-name="ce2">
            <text:p>0,087</text:p>
          </table:table-cell>
          <table:table-cell office:value-type="float" office:value="1590.6436668356178" table:formula="of:=(([.J8]/1000-12080*9880*3.3/(118900*(12080+9880)+(9880*12080)))*(118900*(12080+9880)+(9880*12080))/(12080*118900))*1000" table:style-name="ce2">
            <text:p>1590,643667</text:p>
          </table:table-cell>
          <table:table-cell office:value-type="float" office:value="5.3563331643822494" table:formula="of:=ABS([.I8]-[.M8])" table:style-name="ce2">
            <text:p>5,356333164</text:p>
          </table:table-cell>
          <table:table-cell office:value-type="float" office:value="0.33560984739237149" table:formula="of:=[.N8]/[.I8]*100" table:style-name="ce2">
            <text:p>0,335609847</text:p>
          </table:table-cell>
          <table:table-cell table:style-name="ce1"/>
          <table:table-cell office:value-type="float" office:value="1596" table:style-name="ce2">
            <text:p>1596</text:p>
          </table:table-cell>
          <table:table-cell office:value-type="float" office:value="985" table:style-name="ce2">
            <text:p>985</text:p>
          </table:table-cell>
          <table:table-cell office:value-type="float" office:value="1516" table:style-name="ce2">
            <text:p>1516</text:p>
          </table:table-cell>
          <table:table-cell office:value-type="float" office:value="0.08" table:formula="of:=([.Q8]-[.S8])/1000" table:style-name="ce2">
            <text:p>0,08</text:p>
          </table:table-cell>
          <table:table-cell office:value-type="float" office:value="1598.2475701658136" table:formula="of:=(([.R8]/1000-12080*9880*3.3/(118900*(12080+9880)+(9880*12080)))*(118900*(12080+9880)+(9880*12080))/(12080*118900))*1000" table:style-name="ce1">
            <text:p>1598,24757</text:p>
          </table:table-cell>
          <table:table-cell office:value-type="float" office:value="2.2475701658136131" table:formula="of:=ABS([.Q8]-[.U8])" table:style-name="ce1">
            <text:p>2,247570166</text:p>
          </table:table-cell>
          <table:table-cell office:value-type="float" office:value="0.14082519835924895" table:formula="of:=[.V8]/[.Q8]*100" table:style-name="ce1">
            <text:p>0,140825198</text:p>
          </table:table-cell>
          <table:table-cell table:number-columns-repeated="16361"/>
        </table:table-row>
        <table:table-row table:style-name="ro1">
          <table:table-cell office:value-type="float" office:value="1924" table:style-name="ce2">
            <text:p>1924</text:p>
          </table:table-cell>
          <table:table-cell office:value-type="float" office:value="1161" table:style-name="ce2">
            <text:p>1161</text:p>
          </table:table-cell>
          <table:table-cell office:value-type="float" office:value="1836" table:style-name="ce2">
            <text:p>1836</text:p>
          </table:table-cell>
          <table:table-cell office:value-type="float" office:value="8.7999999999999995E-2" table:formula="of:=([.A9]-[.C9])/1000" table:style-name="ce2">
            <text:p>0,088</text:p>
          </table:table-cell>
          <table:table-cell office:value-type="float" office:value="1932.8193166944229" table:formula="of:=(([.B9]/1000-12080*9880*3.3/(118900*(12080+9880)+(9880*12080)))*(118900*(12080+9880)+(9880*12080))/(12080*118900))*1000" table:style-name="ce2">
            <text:p>1932,819317</text:p>
          </table:table-cell>
          <table:table-cell office:value-type="float" office:value="8.8193166944229233" table:formula="of:=ABS([.A9]-[.E9])" table:style-name="ce2">
            <text:p>8,819316694</text:p>
          </table:table-cell>
          <table:table-cell office:value-type="float" office:value="0.45838444357707503" table:formula="of:=([.F9])/[.A9]*100" table:style-name="ce2">
            <text:p>0,458384444</text:p>
          </table:table-cell>
          <table:table-cell table:style-name="ce1"/>
          <table:table-cell office:value-type="float" office:value="1925" table:style-name="ce2">
            <text:p>1925</text:p>
          </table:table-cell>
          <table:table-cell office:value-type="float" office:value="1158" table:style-name="ce2">
            <text:p>1158</text:p>
          </table:table-cell>
          <table:table-cell office:value-type="float" office:value="1831" table:style-name="ce2">
            <text:p>1831</text:p>
          </table:table-cell>
          <table:table-cell office:value-type="float" office:value="9.4E-2" table:formula="of:=([.I9]-[.K9])/1000" table:style-name="ce2">
            <text:p>0,094</text:p>
          </table:table-cell>
          <table:table-cell office:value-type="float" office:value="1927.116389196776" table:formula="of:=(([.J9]/1000-12080*9880*3.3/(118900*(12080+9880)+(9880*12080)))*(118900*(12080+9880)+(9880*12080))/(12080*118900))*1000" table:style-name="ce2">
            <text:p>1927,116389</text:p>
          </table:table-cell>
          <table:table-cell office:value-type="float" office:value="2.1163891967760264" table:formula="of:=ABS([.I9]-[.M9])" table:style-name="ce2">
            <text:p>2,116389197</text:p>
          </table:table-cell>
          <table:table-cell office:value-type="float" office:value="0.10994229593641695" table:formula="of:=[.N9]/[.I9]*100" table:style-name="ce2">
            <text:p>0,109942296</text:p>
          </table:table-cell>
          <table:table-cell table:style-name="ce1"/>
          <table:table-cell office:value-type="float" office:value="1925" table:style-name="ce2">
            <text:p>1925</text:p>
          </table:table-cell>
          <table:table-cell office:value-type="float" office:value="1161" table:style-name="ce2">
            <text:p>1161</text:p>
          </table:table-cell>
          <table:table-cell office:value-type="float" office:value="1836" table:style-name="ce2">
            <text:p>1836</text:p>
          </table:table-cell>
          <table:table-cell office:value-type="float" office:value="8.8999999999999996E-2" table:formula="of:=([.Q9]-[.S9])/1000" table:style-name="ce2">
            <text:p>0,089</text:p>
          </table:table-cell>
          <table:table-cell office:value-type="float" office:value="1932.8193166944229" table:formula="of:=(([.R9]/1000-12080*9880*3.3/(118900*(12080+9880)+(9880*12080)))*(118900*(12080+9880)+(9880*12080))/(12080*118900))*1000" table:style-name="ce1">
            <text:p>1932,819317</text:p>
          </table:table-cell>
          <table:table-cell office:value-type="float" office:value="7.8193166944229233" table:formula="of:=ABS([.Q9]-[.U9])" table:style-name="ce1">
            <text:p>7,819316694</text:p>
          </table:table-cell>
          <table:table-cell office:value-type="float" office:value="0.40619826984015184" table:formula="of:=[.V9]/[.Q9]*100" table:style-name="ce1">
            <text:p>0,40619827</text:p>
          </table:table-cell>
          <table:table-cell table:number-columns-repeated="16361"/>
        </table:table-row>
        <table:table-row table:style-name="ro1">
          <table:table-cell office:value-type="float" office:value="2195" table:style-name="ce2">
            <text:p>2195</text:p>
          </table:table-cell>
          <table:table-cell office:value-type="float" office:value="1307" table:style-name="ce2">
            <text:p>1307</text:p>
          </table:table-cell>
          <table:table-cell office:value-type="float" office:value="2101" table:style-name="ce2">
            <text:p>2101</text:p>
          </table:table-cell>
          <table:table-cell office:value-type="float" office:value="9.4E-2" table:formula="of:=([.A10]-[.C10])/1000" table:style-name="ce2">
            <text:p>0,094</text:p>
          </table:table-cell>
          <table:table-cell office:value-type="float" office:value="2210.3617882465646" table:formula="of:=(([.B10]/1000-12080*9880*3.3/(118900*(12080+9880)+(9880*12080)))*(118900*(12080+9880)+(9880*12080))/(12080*118900))*1000" table:style-name="ce2">
            <text:p>2210,361788</text:p>
          </table:table-cell>
          <table:table-cell office:value-type="float" office:value="15.361788246564629" table:formula="of:=ABS([.A10]-[.E10])" table:style-name="ce2">
            <text:p>15,36178825</text:p>
          </table:table-cell>
          <table:table-cell office:value-type="float" office:value="0.69985367865898085" table:formula="of:=([.F10])/[.A10]*100" table:style-name="ce2">
            <text:p>0,699853679</text:p>
          </table:table-cell>
          <table:table-cell table:style-name="ce1"/>
          <table:table-cell office:value-type="float" office:value="2195" table:style-name="ce2">
            <text:p>2195</text:p>
          </table:table-cell>
          <table:table-cell office:value-type="float" office:value="1308" table:style-name="ce2">
            <text:p>1308</text:p>
          </table:table-cell>
          <table:table-cell office:value-type="float" office:value="2104" table:style-name="ce2">
            <text:p>2104</text:p>
          </table:table-cell>
          <table:table-cell office:value-type="float" office:value="9.0999999999999998E-2" table:formula="of:=([.I10]-[.K10])/1000" table:style-name="ce2">
            <text:p>0,091</text:p>
          </table:table-cell>
          <table:table-cell office:value-type="float" office:value="2212.2627640791138" table:formula="of:=(([.J10]/1000-12080*9880*3.3/(118900*(12080+9880)+(9880*12080)))*(118900*(12080+9880)+(9880*12080))/(12080*118900))*1000" table:style-name="ce2">
            <text:p>2212,262764</text:p>
          </table:table-cell>
          <table:table-cell office:value-type="float" office:value="17.262764079113822" table:formula="of:=ABS([.I10]-[.M10])" table:style-name="ce2">
            <text:p>17,26276408</text:p>
          </table:table-cell>
          <table:table-cell office:value-type="float" office:value="0.78645850018741781" table:formula="of:=[.N10]/[.I10]*100" table:style-name="ce2">
            <text:p>0,7864585</text:p>
          </table:table-cell>
          <table:table-cell table:style-name="ce1"/>
          <table:table-cell office:value-type="float" office:value="2195" table:style-name="ce2">
            <text:p>2195</text:p>
          </table:table-cell>
          <table:table-cell office:value-type="float" office:value="1309" table:style-name="ce2">
            <text:p>1309</text:p>
          </table:table-cell>
          <table:table-cell office:value-type="float" office:value="2105" table:style-name="ce2">
            <text:p>2105</text:p>
          </table:table-cell>
          <table:table-cell office:value-type="float" office:value="0.09" table:formula="of:=([.Q10]-[.S10])/1000" table:style-name="ce2">
            <text:p>0,09</text:p>
          </table:table-cell>
          <table:table-cell office:value-type="float" office:value="2214.1637399116626" table:formula="of:=(([.R10]/1000-12080*9880*3.3/(118900*(12080+9880)+(9880*12080)))*(118900*(12080+9880)+(9880*12080))/(12080*118900))*1000" table:style-name="ce1">
            <text:p>2214,16374</text:p>
          </table:table-cell>
          <table:table-cell office:value-type="float" office:value="19.16373991166256" table:formula="of:=ABS([.Q10]-[.U10])" table:style-name="ce1">
            <text:p>19,16373991</text:p>
          </table:table-cell>
          <table:table-cell office:value-type="float" office:value="0.87306332171583412" table:formula="of:=[.V10]/[.Q10]*100" table:style-name="ce1">
            <text:p>0,873063322</text:p>
          </table:table-cell>
          <table:table-cell table:number-columns-repeated="16361"/>
        </table:table-row>
        <table:table-row table:style-name="ro1">
          <table:table-cell office:value-type="float" office:value="2475" table:style-name="ce2">
            <text:p>2475</text:p>
          </table:table-cell>
          <table:table-cell office:value-type="float" office:value="1460" table:style-name="ce2">
            <text:p>1460</text:p>
          </table:table-cell>
          <table:table-cell office:value-type="float" office:value="2380" table:style-name="ce2">
            <text:p>2380</text:p>
          </table:table-cell>
          <table:table-cell office:value-type="float" office:value="9.5000000000000001E-2" table:formula="of:=([.A11]-[.C11])/1000" table:style-name="ce2">
            <text:p>0,095</text:p>
          </table:table-cell>
          <table:table-cell office:value-type="float" office:value="2501.2110906265489" table:formula="of:=(([.B11]/1000-12080*9880*3.3/(118900*(12080+9880)+(9880*12080)))*(118900*(12080+9880)+(9880*12080))/(12080*118900))*1000" table:style-name="ce2">
            <text:p>2501,211091</text:p>
          </table:table-cell>
          <table:table-cell office:value-type="float" office:value="26.211090626548867" table:formula="of:=ABS([.A11]-[.E11])" table:style-name="ce2">
            <text:p>26,21109063</text:p>
          </table:table-cell>
          <table:table-cell office:value-type="float" office:value="1.0590339647090452" table:formula="of:=([.F11])/[.A11]*100" table:style-name="ce2">
            <text:p>1,059033965</text:p>
          </table:table-cell>
          <table:table-cell table:style-name="ce1"/>
          <table:table-cell office:value-type="float" office:value="2495" table:style-name="ce2">
            <text:p>2495</text:p>
          </table:table-cell>
          <table:table-cell office:value-type="float" office:value="1468" table:style-name="ce2">
            <text:p>1468</text:p>
          </table:table-cell>
          <table:table-cell office:value-type="float" office:value="2394" table:style-name="ce2">
            <text:p>2394</text:p>
          </table:table-cell>
          <table:table-cell office:value-type="float" office:value="0.10100000000000001" table:formula="of:=([.I11]-[.K11])/1000" table:style-name="ce2">
            <text:p>0,101</text:p>
          </table:table-cell>
          <table:table-cell office:value-type="float" office:value="2516.4188972869401" table:formula="of:=(([.J11]/1000-12080*9880*3.3/(118900*(12080+9880)+(9880*12080)))*(118900*(12080+9880)+(9880*12080))/(12080*118900))*1000" table:style-name="ce2">
            <text:p>2516,418897</text:p>
          </table:table-cell>
          <table:table-cell office:value-type="float" office:value="21.418897286940137" table:formula="of:=ABS([.I11]-[.M11])" table:style-name="ce2">
            <text:p>21,41889729</text:p>
          </table:table-cell>
          <table:table-cell office:value-type="float" office:value="0.85847283715190925" table:formula="of:=[.N11]/[.I11]*100" table:style-name="ce2">
            <text:p>0,858472837</text:p>
          </table:table-cell>
          <table:table-cell table:style-name="ce1"/>
          <table:table-cell office:value-type="float" office:value="2495" table:style-name="ce2">
            <text:p>2495</text:p>
          </table:table-cell>
          <table:table-cell office:value-type="float" office:value="1467" table:style-name="ce2">
            <text:p>1467</text:p>
          </table:table-cell>
          <table:table-cell office:value-type="float" office:value="2392" table:style-name="ce2">
            <text:p>2392</text:p>
          </table:table-cell>
          <table:table-cell office:value-type="float" office:value="0.10299999999999999" table:formula="of:=([.Q11]-[.S11])/1000" table:style-name="ce2">
            <text:p>0,103</text:p>
          </table:table-cell>
          <table:table-cell office:value-type="float" office:value="2514.5179214543914" table:formula="of:=(([.R11]/1000-12080*9880*3.3/(118900*(12080+9880)+(9880*12080)))*(118900*(12080+9880)+(9880*12080))/(12080*118900))*1000" table:style-name="ce1">
            <text:p>2514,517921</text:p>
          </table:table-cell>
          <table:table-cell office:value-type="float" office:value="19.517921454391399" table:formula="of:=ABS([.Q11]-[.U11])" table:style-name="ce1">
            <text:p>19,51792145</text:p>
          </table:table-cell>
          <table:table-cell office:value-type="float" office:value="0.78228142101769127" table:formula="of:=[.V11]/[.Q11]*100" table:style-name="ce1">
            <text:p>0,782281421</text:p>
          </table:table-cell>
          <table:table-cell table:number-columns-repeated="16361"/>
        </table:table-row>
        <table:table-row table:style-name="ro1">
          <table:table-cell office:value-type="float" office:value="2766" table:style-name="ce2">
            <text:p>2766</text:p>
          </table:table-cell>
          <table:table-cell office:value-type="float" office:value="1614" table:style-name="ce2">
            <text:p>1614</text:p>
          </table:table-cell>
          <table:table-cell office:value-type="float" office:value="2660" table:style-name="ce2">
            <text:p>2660</text:p>
          </table:table-cell>
          <table:table-cell office:value-type="float" office:value="0.106" table:formula="of:=([.A12]-[.C12])/1000" table:style-name="ce2">
            <text:p>0,106</text:p>
          </table:table-cell>
          <table:table-cell office:value-type="float" office:value="2793.9613688390828" table:formula="of:=(([.B12]/1000-12080*9880*3.3/(118900*(12080+9880)+(9880*12080)))*(118900*(12080+9880)+(9880*12080))/(12080*118900))*1000" table:style-name="ce2">
            <text:p>2793,961369</text:p>
          </table:table-cell>
          <table:table-cell office:value-type="float" office:value="27.961368839082752" table:formula="of:=ABS([.A12]-[.E12])" table:style-name="ce2">
            <text:p>27,96136884</text:p>
          </table:table-cell>
          <table:table-cell office:value-type="float" office:value="1.0108954750210684" table:formula="of:=([.F12])/[.A12]*100" table:style-name="ce2">
            <text:p>1,010895475</text:p>
          </table:table-cell>
          <table:table-cell table:style-name="ce1"/>
          <table:table-cell office:value-type="float" office:value="2777" table:style-name="ce2">
            <text:p>2777</text:p>
          </table:table-cell>
          <table:table-cell office:value-type="float" office:value="1620" table:style-name="ce2">
            <text:p>1620</text:p>
          </table:table-cell>
          <table:table-cell office:value-type="float" office:value="2670" table:style-name="ce2">
            <text:p>2670</text:p>
          </table:table-cell>
          <table:table-cell office:value-type="float" office:value="0.107" table:formula="of:=([.I12]-[.K12])/1000" table:style-name="ce2">
            <text:p>0,107</text:p>
          </table:table-cell>
          <table:table-cell office:value-type="float" office:value="2805.3672238343761" table:formula="of:=(([.J12]/1000-12080*9880*3.3/(118900*(12080+9880)+(9880*12080)))*(118900*(12080+9880)+(9880*12080))/(12080*118900))*1000" table:style-name="ce2">
            <text:p>2805,367224</text:p>
          </table:table-cell>
          <table:table-cell office:value-type="float" office:value="28.367223834376091" table:formula="of:=ABS([.I12]-[.M12])" table:style-name="ce2">
            <text:p>28,36722383</text:p>
          </table:table-cell>
          <table:table-cell office:value-type="float" office:value="1.0215060797398665" table:formula="of:=[.N12]/[.I12]*100" table:style-name="ce2">
            <text:p>1,02150608</text:p>
          </table:table-cell>
          <table:table-cell table:style-name="ce1"/>
          <table:table-cell office:value-type="float" office:value="2796" table:style-name="ce2">
            <text:p>2796</text:p>
          </table:table-cell>
          <table:table-cell office:value-type="float" office:value="1626" table:style-name="ce2">
            <text:p>1626</text:p>
          </table:table-cell>
          <table:table-cell office:value-type="float" office:value="2682" table:style-name="ce2">
            <text:p>2682</text:p>
          </table:table-cell>
          <table:table-cell office:value-type="float" office:value="0.114" table:formula="of:=([.Q12]-[.S12])/1000" table:style-name="ce2">
            <text:p>0,114</text:p>
          </table:table-cell>
          <table:table-cell office:value-type="float" office:value="2816.773078829669" table:formula="of:=(([.R12]/1000-12080*9880*3.3/(118900*(12080+9880)+(9880*12080)))*(118900*(12080+9880)+(9880*12080))/(12080*118900))*1000" table:style-name="ce1">
            <text:p>2816,773079</text:p>
          </table:table-cell>
          <table:table-cell office:value-type="float" office:value="20.773078829668975" table:formula="of:=ABS([.Q12]-[.U12])" table:style-name="ce1">
            <text:p>20,77307883</text:p>
          </table:table-cell>
          <table:table-cell office:value-type="float" office:value="0.74295703968773152" table:formula="of:=[.V12]/[.Q12]*100" table:style-name="ce1">
            <text:p>0,74295704</text:p>
          </table:table-cell>
          <table:table-cell table:number-columns-repeated="16361"/>
        </table:table-row>
        <table:table-row table:style-name="ro1">
          <table:table-cell office:value-type="float" office:value="2975" table:style-name="ce2">
            <text:p>2975</text:p>
          </table:table-cell>
          <table:table-cell office:value-type="float" office:value="1727" table:style-name="ce2">
            <text:p>1727</text:p>
          </table:table-cell>
          <table:table-cell office:value-type="float" office:value="2865" table:style-name="ce2">
            <text:p>2865</text:p>
          </table:table-cell>
          <table:table-cell office:value-type="float" office:value="0.11" table:formula="of:=([.A13]-[.C13])/1000" table:style-name="ce2">
            <text:p>0,11</text:p>
          </table:table-cell>
          <table:table-cell office:value-type="float" office:value="3008.7716379171102" table:formula="of:=(([.B13]/1000-12080*9880*3.3/(118900*(12080+9880)+(9880*12080)))*(118900*(12080+9880)+(9880*12080))/(12080*118900))*1000" table:style-name="ce2">
            <text:p>3008,771638</text:p>
          </table:table-cell>
          <table:table-cell office:value-type="float" office:value="33.771637917110183" table:formula="of:=ABS([.A13]-[.E13])" table:style-name="ce2">
            <text:p>33,77163792</text:p>
          </table:table-cell>
          <table:table-cell office:value-type="float" office:value="1.1351811064574853" table:formula="of:=([.F13])/[.A13]*100" table:style-name="ce2">
            <text:p>1,135181106</text:p>
          </table:table-cell>
          <table:table-cell table:style-name="ce1"/>
          <table:table-cell office:value-type="float" office:value="2975" table:style-name="ce2">
            <text:p>2975</text:p>
          </table:table-cell>
          <table:table-cell office:value-type="float" office:value="1720" table:style-name="ce2">
            <text:p>1720</text:p>
          </table:table-cell>
          <table:table-cell office:value-type="float" office:value="2852" table:style-name="ce2">
            <text:p>2852</text:p>
          </table:table-cell>
          <table:table-cell office:value-type="float" office:value="0.123" table:formula="of:=([.I13]-[.K13])/1000" table:style-name="ce2">
            <text:p>0,123</text:p>
          </table:table-cell>
          <table:table-cell office:value-type="float" office:value="2995.4648070892677" table:formula="of:=(([.J13]/1000-12080*9880*3.3/(118900*(12080+9880)+(9880*12080)))*(118900*(12080+9880)+(9880*12080))/(12080*118900))*1000" table:style-name="ce2">
            <text:p>2995,464807</text:p>
          </table:table-cell>
          <table:table-cell office:value-type="float" office:value="20.464807089267651" table:formula="of:=ABS([.I13]-[.M13])" table:style-name="ce2">
            <text:p>20,46480709</text:p>
          </table:table-cell>
          <table:table-cell office:value-type="float" office:value="0.68789267526950093" table:formula="of:=[.N13]/[.I13]*100" table:style-name="ce2">
            <text:p>0,687892675</text:p>
          </table:table-cell>
          <table:table-cell table:style-name="ce1"/>
          <table:table-cell office:value-type="float" office:value="2975" table:style-name="ce2">
            <text:p>2975</text:p>
          </table:table-cell>
          <table:table-cell office:value-type="float" office:value="1728" table:style-name="ce2">
            <text:p>1728</text:p>
          </table:table-cell>
          <table:table-cell office:value-type="float" office:value="2867" table:style-name="ce2">
            <text:p>2867</text:p>
          </table:table-cell>
          <table:table-cell office:value-type="float" office:value="0.108" table:formula="of:=([.Q13]-[.S13])/1000" table:style-name="ce2">
            <text:p>0,108</text:p>
          </table:table-cell>
          <table:table-cell office:value-type="float" office:value="3010.6726137496585" table:formula="of:=(([.R13]/1000-12080*9880*3.3/(118900*(12080+9880)+(9880*12080)))*(118900*(12080+9880)+(9880*12080))/(12080*118900))*1000" table:style-name="ce1">
            <text:p>3010,672614</text:p>
          </table:table-cell>
          <table:table-cell office:value-type="float" office:value="35.672613749658467" table:formula="of:=ABS([.Q13]-[.U13])" table:style-name="ce1">
            <text:p>35,67261375</text:p>
          </table:table-cell>
          <table:table-cell office:value-type="float" office:value="1.1990794537700324" table:formula="of:=[.V13]/[.Q13]*100" table:style-name="ce1">
            <text:p>1,199079454</text:p>
          </table:table-cell>
          <table:table-cell table:number-columns-repeated="1636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6">
            <text:p>CON CONDENSADOR 10nF ticker 50ms 11bits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6">
            <text:p>CON CONDENSADOR 1nF ticker 50ms 11bits</text:p>
          </table:table-cell>
          <table:covered-table-cell table:number-columns-repeated="3"/>
          <table:table-cell table:number-columns-repeated="16375" table:style-name="ce1"/>
        </table:table-row>
        <table:table-row table:style-name="ro1">
          <table:table-cell office:value-type="string" table:style-name="ce2">
            <text:p>V_i_Real</text:p>
          </table:table-cell>
          <table:table-cell office:value-type="string" table:style-name="ce2">
            <text:p>V_i_teórica</text:p>
          </table:table-cell>
          <table:table-cell office:value-type="string" table:style-name="ce2">
            <text:p>Diferencia(V)</text:p>
          </table:table-cell>
          <table:table-cell office:value-type="string" table:style-name="ce3">
            <text:p>INC_relat</text:p>
          </table:table-cell>
          <table:table-cell table:style-name="ce1"/>
          <table:table-cell office:value-type="string" table:style-name="ce2">
            <text:p>V_i_Real</text:p>
          </table:table-cell>
          <table:table-cell office:value-type="string" table:style-name="ce2">
            <text:p>V_i_teórica</text:p>
          </table:table-cell>
          <table:table-cell office:value-type="string" table:style-name="ce2">
            <text:p>Diferencia(V)</text:p>
          </table:table-cell>
          <table:table-cell office:value-type="string" table:style-name="ce3">
            <text:p>INC_relat</text:p>
          </table:table-cell>
          <table:table-cell table:number-columns-repeated="16375" table:style-name="ce1"/>
        </table:table-row>
        <table:table-row table:style-name="ro1">
          <table:table-cell office:value-type="float" office:value="46.5" table:style-name="ce2">
            <text:p>46,5</text:p>
          </table:table-cell>
          <table:table-cell office:value-type="float" office:value="56.2" table:style-name="ce2">
            <text:p>56,2</text:p>
          </table:table-cell>
          <table:table-cell office:value-type="float" office:value="9.7000000000000028" table:formula="of:=ABS([.A19]-[.B19])" table:style-name="ce2">
            <text:p>9,7</text:p>
          </table:table-cell>
          <table:table-cell office:value-type="float" office:value="20.860215053763447" table:formula="of:=[.C19]/[.A19]*100" table:style-name="ce2">
            <text:p>20,86021505</text:p>
          </table:table-cell>
          <table:table-cell table:style-name="ce1"/>
          <table:table-cell office:value-type="float" office:value="45.7" table:style-name="ce2">
            <text:p>45,7</text:p>
          </table:table-cell>
          <table:table-cell office:value-type="float" office:value="58.08" table:style-name="ce2">
            <text:p>58,08</text:p>
          </table:table-cell>
          <table:table-cell office:value-type="float" office:value="12.379999999999995" table:formula="of:=ABS([.F19]-[.G19])" table:style-name="ce2">
            <text:p>12,38</text:p>
          </table:table-cell>
          <table:table-cell office:value-type="float" office:value="27.089715536105018" table:formula="of:=[.H19]/[.F19]*100" table:style-name="ce2">
            <text:p>27,08971554</text:p>
          </table:table-cell>
          <table:table-cell table:number-columns-repeated="16375" table:style-name="ce1"/>
        </table:table-row>
        <table:table-row table:style-name="ro1">
          <table:table-cell office:value-type="float" office:value="96.5" table:style-name="ce2">
            <text:p>96,5</text:p>
          </table:table-cell>
          <table:table-cell office:value-type="float" office:value="105.6" table:style-name="ce2">
            <text:p>105,6</text:p>
          </table:table-cell>
          <table:table-cell office:value-type="float" office:value="8" table:formula="of:=ABS([.A21]-[.B21])" table:style-name="ce2">
            <text:p>8</text:p>
          </table:table-cell>
          <table:table-cell office:value-type="float" office:value="4.0404040404040407" table:formula="of:=[.C20]/[.A21]*100" table:style-name="ce2">
            <text:p>4,04040404</text:p>
          </table:table-cell>
          <table:table-cell table:style-name="ce1"/>
          <table:table-cell office:value-type="float" office:value="95.4" table:style-name="ce2">
            <text:p>95,4</text:p>
          </table:table-cell>
          <table:table-cell office:value-type="float" office:value="101.4" table:style-name="ce2">
            <text:p>101,4</text:p>
          </table:table-cell>
          <table:table-cell office:value-type="float" office:value="6" table:formula="of:=ABS([.F20]-[.G20])" table:style-name="ce2">
            <text:p>6</text:p>
          </table:table-cell>
          <table:table-cell office:value-type="float" office:value="6.2893081761006293" table:formula="of:=[.H20]/[.F20]*100" table:style-name="ce2">
            <text:p>6,289308176</text:p>
          </table:table-cell>
          <table:table-cell table:number-columns-repeated="16375" table:style-name="ce1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06" table:style-name="ce2">
            <text:p>206</text:p>
          </table:table-cell>
          <table:table-cell office:value-type="float" office:value="8" table:formula="of:=ABS([.A21]-[.B21])" table:style-name="ce2">
            <text:p>8</text:p>
          </table:table-cell>
          <table:table-cell office:value-type="float" office:value="4.0404040404040407" table:formula="of:=[.C21]/[.A21]*100" table:style-name="ce2">
            <text:p>4,04040404</text:p>
          </table:table-cell>
          <table:table-cell table:style-name="ce1"/>
          <table:table-cell office:value-type="float" office:value="197" table:style-name="ce2">
            <text:p>197</text:p>
          </table:table-cell>
          <table:table-cell office:value-type="float" office:value="204" table:style-name="ce2">
            <text:p>204</text:p>
          </table:table-cell>
          <table:table-cell office:value-type="float" office:value="7" table:formula="of:=ABS([.F21]-[.G21])" table:style-name="ce2">
            <text:p>7</text:p>
          </table:table-cell>
          <table:table-cell office:value-type="float" office:value="3.5532994923857872" table:formula="of:=[.H21]/[.F21]*100" table:style-name="ce2">
            <text:p>3,553299492</text:p>
          </table:table-cell>
          <table:table-cell table:number-columns-repeated="16375" table:style-name="ce1"/>
        </table:table-row>
        <table:table-row table:style-name="ro1">
          <table:table-cell office:value-type="float" office:value="297.8" table:style-name="ce2">
            <text:p>297,8</text:p>
          </table:table-cell>
          <table:table-cell office:value-type="float" office:value="310.91000000000003" table:style-name="ce2">
            <text:p>310,91</text:p>
          </table:table-cell>
          <table:table-cell office:value-type="float" office:value="13.110000000000014" table:formula="of:=ABS([.A22]-[.B22])" table:style-name="ce2">
            <text:p>13,11</text:p>
          </table:table-cell>
          <table:table-cell office:value-type="float" office:value="4.4022834116856995" table:formula="of:=[.C22]/[.A22]*100" table:style-name="ce2">
            <text:p>4,402283412</text:p>
          </table:table-cell>
          <table:table-cell table:style-name="ce1"/>
          <table:table-cell office:value-type="float" office:value="296" table:style-name="ce2">
            <text:p>296</text:p>
          </table:table-cell>
          <table:table-cell office:value-type="float" office:value="307.39999999999998" table:style-name="ce2">
            <text:p>307,4</text:p>
          </table:table-cell>
          <table:table-cell office:value-type="float" office:value="11.399999999999977" table:formula="of:=ABS([.F22]-[.G22])" table:style-name="ce2">
            <text:p>11,4</text:p>
          </table:table-cell>
          <table:table-cell office:value-type="float" office:value="3.8513513513513438" table:formula="of:=[.H22]/[.F22]*100" table:style-name="ce2">
            <text:p>3,851351351</text:p>
          </table:table-cell>
          <table:table-cell table:number-columns-repeated="16375" table:style-name="ce1"/>
        </table:table-row>
        <table:table-row table:style-name="ro1">
          <table:table-cell office:value-type="float" office:value="696" table:style-name="ce2">
            <text:p>696</text:p>
          </table:table-cell>
          <table:table-cell office:value-type="float" office:value="708.2" table:style-name="ce2">
            <text:p>708,2</text:p>
          </table:table-cell>
          <table:table-cell office:value-type="float" office:value="12.200000000000045" table:formula="of:=ABS([.A23]-[.B23])" table:style-name="ce2">
            <text:p>12,2</text:p>
          </table:table-cell>
          <table:table-cell office:value-type="float" office:value="1.7528735632183972" table:formula="of:=[.C23]/[.A23]*100" table:style-name="ce2">
            <text:p>1,752873563</text:p>
          </table:table-cell>
          <table:table-cell table:style-name="ce1"/>
          <table:table-cell office:value-type="float" office:value="696" table:style-name="ce2">
            <text:p>696</text:p>
          </table:table-cell>
          <table:table-cell office:value-type="float" office:value="700.6" table:style-name="ce2">
            <text:p>700,6</text:p>
          </table:table-cell>
          <table:table-cell office:value-type="float" office:value="4.6000000000000227" table:formula="of:=ABS([.F23]-[.G23])" table:style-name="ce2">
            <text:p>4,6</text:p>
          </table:table-cell>
          <table:table-cell office:value-type="float" office:value="0.6609195402298883" table:formula="of:=[.H23]/[.F23]*100" table:style-name="ce2">
            <text:p>0,66091954</text:p>
          </table:table-cell>
          <table:table-cell table:number-columns-repeated="16375" table:style-name="ce1"/>
        </table:table-row>
        <table:table-row table:style-name="ro1">
          <table:table-cell office:value-type="float" office:value="1195" table:style-name="ce2">
            <text:p>1195</text:p>
          </table:table-cell>
          <table:table-cell office:value-type="float" office:value="1210.07" table:style-name="ce2">
            <text:p>1210,07</text:p>
          </table:table-cell>
          <table:table-cell office:value-type="float" office:value="15.069999999999936" table:formula="of:=ABS([.A24]-[.B24])" table:style-name="ce2">
            <text:p>15,07</text:p>
          </table:table-cell>
          <table:table-cell office:value-type="float" office:value="1.2610878661087814" table:formula="of:=[.C24]/[.A24]*100" table:style-name="ce2">
            <text:p>1,261087866</text:p>
          </table:table-cell>
          <table:table-cell table:style-name="ce1"/>
          <table:table-cell office:value-type="float" office:value="1195" table:style-name="ce2">
            <text:p>1195</text:p>
          </table:table-cell>
          <table:table-cell office:value-type="float" office:value="1210" table:style-name="ce2">
            <text:p>1210</text:p>
          </table:table-cell>
          <table:table-cell office:value-type="float" office:value="15" table:formula="of:=ABS([.F24]-[.G24])" table:style-name="ce2">
            <text:p>15</text:p>
          </table:table-cell>
          <table:table-cell office:value-type="float" office:value="1.2552301255230125" table:formula="of:=[.H24]/[.F24]*100" table:style-name="ce2">
            <text:p>1,255230126</text:p>
          </table:table-cell>
          <table:table-cell table:number-columns-repeated="16375" table:style-name="ce1"/>
        </table:table-row>
        <table:table-row table:style-name="ro1">
          <table:table-cell office:value-type="float" office:value="1595" table:style-name="ce2">
            <text:p>1595</text:p>
          </table:table-cell>
          <table:table-cell office:value-type="float" office:value="1611" table:style-name="ce2">
            <text:p>1611</text:p>
          </table:table-cell>
          <table:table-cell office:value-type="float" office:value="16" table:formula="of:=ABS([.A25]-[.B25])" table:style-name="ce2">
            <text:p>16</text:p>
          </table:table-cell>
          <table:table-cell office:value-type="float" office:value="1.0031347962382446" table:formula="of:=[.C25]/[.A25]*100" table:style-name="ce2">
            <text:p>1,003134796</text:p>
          </table:table-cell>
          <table:table-cell table:style-name="ce1"/>
          <table:table-cell office:value-type="float" office:value="1595" table:style-name="ce2">
            <text:p>1595</text:p>
          </table:table-cell>
          <table:table-cell office:value-type="float" office:value="1620.7" table:style-name="ce2">
            <text:p>1620,7</text:p>
          </table:table-cell>
          <table:table-cell office:value-type="float" office:value="25.700000000000045" table:formula="of:=ABS([.F25]-[.G25])" table:style-name="ce2">
            <text:p>25,7</text:p>
          </table:table-cell>
          <table:table-cell office:value-type="float" office:value="1.6112852664576831" table:formula="of:=[.H25]/[.F25]*100" table:style-name="ce2">
            <text:p>1,611285266</text:p>
          </table:table-cell>
          <table:table-cell table:number-columns-repeated="16375" table:style-name="ce1"/>
        </table:table-row>
        <table:table-row table:style-name="ro1">
          <table:table-cell office:value-type="float" office:value="2093" table:style-name="ce2">
            <text:p>2093</text:p>
          </table:table-cell>
          <table:table-cell office:value-type="float" office:value="2126" table:style-name="ce2">
            <text:p>2126</text:p>
          </table:table-cell>
          <table:table-cell office:value-type="float" office:value="33" table:formula="of:=ABS([.A26]-[.B26])" table:style-name="ce2">
            <text:p>33</text:p>
          </table:table-cell>
          <table:table-cell office:value-type="float" office:value="1.5766841853798377" table:formula="of:=[.C26]/[.A26]*100" table:style-name="ce2">
            <text:p>1,576684185</text:p>
          </table:table-cell>
          <table:table-cell table:style-name="ce1"/>
          <table:table-cell office:value-type="float" office:value="2093" table:style-name="ce2">
            <text:p>2093</text:p>
          </table:table-cell>
          <table:table-cell office:value-type="float" office:value="2132" table:style-name="ce2">
            <text:p>2132</text:p>
          </table:table-cell>
          <table:table-cell office:value-type="float" office:value="39" table:formula="of:=ABS([.F26]-[.G26])" table:style-name="ce2">
            <text:p>39</text:p>
          </table:table-cell>
          <table:table-cell office:value-type="float" office:value="1.8633540372670807" table:formula="of:=[.H26]/[.F26]*100" table:style-name="ce2">
            <text:p>1,863354037</text:p>
          </table:table-cell>
          <table:table-cell table:number-columns-repeated="16375" table:style-name="ce1"/>
        </table:table-row>
        <table:table-row table:style-name="ro1">
          <table:table-cell office:value-type="float" office:value="2593" table:style-name="ce2">
            <text:p>2593</text:p>
          </table:table-cell>
          <table:table-cell office:value-type="float" office:value="2641.51" table:style-name="ce2">
            <text:p>2641,51</text:p>
          </table:table-cell>
          <table:table-cell office:value-type="float" office:value="48.510000000000218" table:formula="of:=ABS([.A27]-[.B27])" table:style-name="ce2">
            <text:p>48,51</text:p>
          </table:table-cell>
          <table:table-cell office:value-type="float" office:value="1.8708060161974631" table:formula="of:=[.C27]/[.A27]*100" table:style-name="ce2">
            <text:p>1,870806016</text:p>
          </table:table-cell>
          <table:table-cell table:style-name="ce1"/>
          <table:table-cell office:value-type="float" office:value="2593" table:style-name="ce2">
            <text:p>2593</text:p>
          </table:table-cell>
          <table:table-cell office:value-type="float" office:value="2639" table:style-name="ce2">
            <text:p>2639</text:p>
          </table:table-cell>
          <table:table-cell office:value-type="float" office:value="46" table:formula="of:=ABS([.F27]-[.G27])" table:style-name="ce2">
            <text:p>46</text:p>
          </table:table-cell>
          <table:table-cell office:value-type="float" office:value="1.774006941766294" table:formula="of:=[.H27]/[.F27]*100" table:style-name="ce2">
            <text:p>1,774006942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4" table:style-name="ce4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7">
            <text:p>CON CONDENSADOR 10nF ticker 10ms 11bits</text:p>
          </table:table-cell>
          <table:covered-table-cell table:number-columns-repeated="6"/>
          <table:table-cell table:number-columns-repeated="6" table:style-name="ce2"/>
          <table:table-cell table:number-columns-repeated="16371"/>
        </table:table-row>
        <table:table-row table:style-name="ro1">
          <table:table-cell office:value-type="string" table:style-name="ce2">
            <text:p>V_i_real</text:p>
          </table:table-cell>
          <table:table-cell office:value-type="string" table:style-name="ce2">
            <text:p>V_i_t(mediana)</text:p>
          </table:table-cell>
          <table:table-cell office:value-type="string" table:style-name="ce2">
            <text:p>V_I_T(media)</text:p>
          </table:table-cell>
          <table:table-cell office:value-type="string" table:style-name="ce2">
            <text:p>Dif₁</text:p>
          </table:table-cell>
          <table:table-cell office:value-type="string" table:style-name="ce2">
            <text:p>Dif₂</text:p>
          </table:table-cell>
          <table:table-cell office:value-type="string" table:style-name="ce2">
            <text:p>INC_rel</text:p>
          </table:table-cell>
          <table:table-cell office:value-type="string" table:style-name="ce2">
            <text:p>INC_relativa</text:p>
          </table:table-cell>
          <table:table-cell office:value-type="string" table:style-name="ce2">
            <text:p>lineal</text:p>
          </table:table-cell>
          <table:table-cell office:value-type="string" table:style-name="ce2">
            <text:p>cuadratico</text:p>
          </table:table-cell>
          <table:table-cell office:value-type="string" table:style-name="ce2">
            <text:p>dif1</text:p>
          </table:table-cell>
          <table:table-cell office:value-type="string" table:style-name="ce2">
            <text:p>dif2</text:p>
          </table:table-cell>
          <table:table-cell office:value-type="string" table:style-name="ce2">
            <text:p>inc_rel</text:p>
          </table:table-cell>
          <table:table-cell office:value-type="string" table:style-name="ce2">
            <text:p>inc_rel</text:p>
          </table:table-cell>
          <table:table-cell table:number-columns-repeated="16371"/>
        </table:table-row>
        <table:table-row table:style-name="ro1">
          <table:table-cell office:value-type="float" office:value="25.8" table:style-name="ce2">
            <text:p>25,8</text:p>
          </table:table-cell>
          <table:table-cell office:value-type="float" office:value="35.270000000000003" table:style-name="ce2">
            <text:p>35,27</text:p>
          </table:table-cell>
          <table:table-cell office:value-type="float" office:value="31.3" table:style-name="ce2">
            <text:p>31,3</text:p>
          </table:table-cell>
          <table:table-cell office:value-type="float" office:value="9.4700000000000024" table:formula="of:=ABS([.A34]-[.B34])" table:style-name="ce2">
            <text:p>9,47</text:p>
          </table:table-cell>
          <table:table-cell office:value-type="float" office:value="5.5" table:formula="of:=ABS([.A34]-[.C34])" table:style-name="ce2">
            <text:p>5,5</text:p>
          </table:table-cell>
          <table:table-cell office:value-type="float" office:value="36.705426356589157" table:formula="of:=[.D34]/[.A34]*100" table:style-name="ce2">
            <text:p>36,70542636</text:p>
          </table:table-cell>
          <table:table-cell office:value-type="float" office:value="21.31782945736434" table:formula="of:=[.E34]/[.A34]*100" table:style-name="ce2">
            <text:p>21,31782946</text:p>
          </table:table-cell>
          <table:table-cell office:value-type="float" office:value="31.732200688035611" table:formula="of:=0.979709509076441*[.B34]-2.82215369709047" table:style-name="ce2">
            <text:p>31,73220069</text:p>
          </table:table-cell>
          <table:table-cell office:value-type="float" office:value="25.992109294115792" table:formula="of:=-0.000007205826395581*[.B34]*[.B34]+1.0000985122*[.B34]-9.27240137842" table:style-name="ce2">
            <text:p>25,99210929</text:p>
          </table:table-cell>
          <table:table-cell office:value-type="float" office:value="5.9322006880356106" table:formula="of:=ABS([.A34]-[.H34])" table:style-name="ce2">
            <text:p>5,932200688</text:p>
          </table:table-cell>
          <table:table-cell office:value-type="float" office:value="0.19210929411579158" table:formula="of:=ABS([.A34]-[.I34])" table:style-name="ce2">
            <text:p>0,192109294</text:p>
          </table:table-cell>
          <table:table-cell office:value-type="float" office:value="22.993025922618646" table:formula="of:=[.J34]/[.A34]*100" table:style-name="ce2">
            <text:p>22,99302592</text:p>
          </table:table-cell>
          <table:table-cell office:value-type="float" office:value="0.74460966711547127" table:formula="of:=[.K34]/[.A34]*100" table:style-name="ce2">
            <text:p>0,744609667</text:p>
          </table:table-cell>
          <table:table-cell table:number-columns-repeated="16371"/>
        </table:table-row>
        <table:table-row table:style-name="ro1">
          <table:table-cell office:value-type="float" office:value="75.5" table:style-name="ce2">
            <text:p>75,5</text:p>
          </table:table-cell>
          <table:table-cell office:value-type="float" office:value="90.4" table:style-name="ce2">
            <text:p>90,4</text:p>
          </table:table-cell>
          <table:table-cell office:value-type="float" office:value="86.25" table:style-name="ce2">
            <text:p>86,25</text:p>
          </table:table-cell>
          <table:table-cell office:value-type="float" office:value="14.900000000000006" table:formula="of:=ABS([.A35]-[.B35])" table:style-name="ce2">
            <text:p>14,9</text:p>
          </table:table-cell>
          <table:table-cell office:value-type="float" office:value="10.75" table:formula="of:=ABS([.A35]-[.C35])" table:style-name="ce2">
            <text:p>10,75</text:p>
          </table:table-cell>
          <table:table-cell office:value-type="float" office:value="19.735099337748352" table:formula="of:=[.D35]/[.A35]*100" table:style-name="ce2">
            <text:p>19,73509934</text:p>
          </table:table-cell>
          <table:table-cell office:value-type="float" office:value="14.23841059602649" table:formula="of:=[.E35]/[.A35]*100" table:style-name="ce2">
            <text:p>14,2384106</text:p>
          </table:table-cell>
          <table:table-cell office:value-type="float" office:value="85.743585923419801" table:formula="of:=0.979709509076441*[.B35]-2.82215369709047" table:style-name="ce2">
            <text:p>85,74358592</text:p>
          </table:table-cell>
          <table:table-cell office:value-type="float" office:value="81.077616958223089" table:formula="of:=-0.000007205826395581*[.B35]*[.B35]+1.0000985122*[.B35]-9.27240137842" table:style-name="ce2">
            <text:p>81,07761696</text:p>
          </table:table-cell>
          <table:table-cell office:value-type="float" office:value="10.243585923419801" table:formula="of:=ABS([.A35]-[.H35])" table:style-name="ce2">
            <text:p>10,24358592</text:p>
          </table:table-cell>
          <table:table-cell office:value-type="float" office:value="5.5776169582230892" table:formula="of:=ABS([.A35]-[.I35])" table:style-name="ce2">
            <text:p>5,577616958</text:p>
          </table:table-cell>
          <table:table-cell office:value-type="float" office:value="13.567663474728212" table:formula="of:=[.J35]/[.A35]*100" table:style-name="ce2">
            <text:p>13,56766347</text:p>
          </table:table-cell>
          <table:table-cell office:value-type="float" office:value="7.3875721300968076" table:formula="of:=[.K35]/[.A35]*100" table:style-name="ce2">
            <text:p>7,38757213</text:p>
          </table:table-cell>
          <table:table-cell table:number-columns-repeated="16371"/>
        </table:table-row>
        <table:table-row table:style-name="ro1">
          <table:table-cell office:value-type="float" office:value="125.6" table:style-name="ce2">
            <text:p>125,6</text:p>
          </table:table-cell>
          <table:table-cell office:value-type="float" office:value="130.32" table:style-name="ce2">
            <text:p>130,32</text:p>
          </table:table-cell>
          <table:table-cell office:value-type="float" office:value="132.91" table:style-name="ce2">
            <text:p>132,91</text:p>
          </table:table-cell>
          <table:table-cell office:value-type="float" office:value="4.7199999999999989" table:formula="of:=ABS([.A36]-[.B36])" table:style-name="ce2">
            <text:p>4,72</text:p>
          </table:table-cell>
          <table:table-cell office:value-type="float" office:value="7.3100000000000023" table:formula="of:=ABS([.A36]-[.C36])" table:style-name="ce2">
            <text:p>7,31</text:p>
          </table:table-cell>
          <table:table-cell office:value-type="float" office:value="3.7579617834394896" table:formula="of:=[.D36]/[.A36]*100" table:style-name="ce2">
            <text:p>3,757961783</text:p>
          </table:table-cell>
          <table:table-cell office:value-type="float" office:value="5.8200636942675184" table:formula="of:=[.E36]/[.A36]*100" table:style-name="ce2">
            <text:p>5,820063694</text:p>
          </table:table-cell>
          <table:table-cell office:value-type="float" office:value="124.85358952575132" table:formula="of:=0.979709509076441*[.B36]-2.82215369709047" table:style-name="ce2">
            <text:p>124,8535895</text:p>
          </table:table-cell>
          <table:table-cell office:value-type="float" office:value="120.93805800276593" table:formula="of:=-0.000007205826395581*[.B36]*[.B36]+1.0000985122*[.B36]-9.27240137842" table:style-name="ce2">
            <text:p>120,938058</text:p>
          </table:table-cell>
          <table:table-cell office:value-type="float" office:value="0.74641047424867679" table:formula="of:=ABS([.A36]-[.H36])" table:style-name="ce2">
            <text:p>0,746410474</text:p>
          </table:table-cell>
          <table:table-cell office:value-type="float" office:value="4.6619419972340665" table:formula="of:=ABS([.A36]-[.I36])" table:style-name="ce2">
            <text:p>4,661941997</text:p>
          </table:table-cell>
          <table:table-cell office:value-type="float" office:value="0.59427585529353255" table:formula="of:=[.J36]/[.A36]*100" table:style-name="ce2">
            <text:p>0,594275855</text:p>
          </table:table-cell>
          <table:table-cell office:value-type="float" office:value="3.7117372589443205" table:formula="of:=[.K36]/[.A36]*100" table:style-name="ce2">
            <text:p>3,711737259</text:p>
          </table:table-cell>
          <table:table-cell table:number-columns-repeated="16371"/>
        </table:table-row>
        <table:table-row table:style-name="ro1">
          <table:table-cell office:value-type="float" office:value="176.6" table:style-name="ce2">
            <text:p>176,6</text:p>
          </table:table-cell>
          <table:table-cell office:value-type="float" office:value="185.45" table:style-name="ce2">
            <text:p>185,45</text:p>
          </table:table-cell>
          <table:table-cell office:value-type="float" office:value="187" table:style-name="ce2">
            <text:p>187</text:p>
          </table:table-cell>
          <table:table-cell office:value-type="float" office:value="8.8499999999999943" table:formula="of:=ABS([.A37]-[.B37])" table:style-name="ce2">
            <text:p>8,85</text:p>
          </table:table-cell>
          <table:table-cell office:value-type="float" office:value="10.400000000000006" table:formula="of:=ABS([.A37]-[.C37])" table:style-name="ce2">
            <text:p>10,4</text:p>
          </table:table-cell>
          <table:table-cell office:value-type="float" office:value="5.0113250283125677" table:formula="of:=[.D37]/[.A37]*100" table:style-name="ce2">
            <text:p>5,011325028</text:p>
          </table:table-cell>
          <table:table-cell office:value-type="float" office:value="5.8890147225368095" table:formula="of:=[.E37]/[.A37]*100" table:style-name="ce2">
            <text:p>5,889014723</text:p>
          </table:table-cell>
          <table:table-cell office:value-type="float" office:value="178.8649747611355" table:formula="of:=0.979709509076441*[.B37]-2.82215369709047" table:style-name="ce2">
            <text:p>178,8649748</text:p>
          </table:table-cell>
          <table:table-cell office:value-type="float" office:value="175.94804707140651" table:formula="of:=-0.000007205826395581*[.B37]*[.B37]+1.0000985122*[.B37]-9.27240137842" table:style-name="ce2">
            <text:p>175,9480471</text:p>
          </table:table-cell>
          <table:table-cell office:value-type="float" office:value="2.2649747611355053" table:formula="of:=ABS([.A37]-[.H37])" table:style-name="ce2">
            <text:p>2,264974761</text:p>
          </table:table-cell>
          <table:table-cell office:value-type="float" office:value="0.65195292859348797" table:formula="of:=ABS([.A37]-[.I37])" table:style-name="ce2">
            <text:p>0,651952929</text:p>
          </table:table-cell>
          <table:table-cell office:value-type="float" office:value="1.2825451648558921" table:formula="of:=[.J37]/[.A37]*100" table:style-name="ce2">
            <text:p>1,282545165</text:p>
          </table:table-cell>
          <table:table-cell office:value-type="float" office:value="0.36916926873923445" table:formula="of:=[.K37]/[.A37]*100" table:style-name="ce2">
            <text:p>0,369169269</text:p>
          </table:table-cell>
          <table:table-cell table:number-columns-repeated="16371"/>
        </table:table-row>
        <table:table-row table:style-name="ro1">
          <table:table-cell office:value-type="float" office:value="226.5" table:style-name="ce2">
            <text:p>226,5</text:p>
          </table:table-cell>
          <table:table-cell office:value-type="float" office:value="240.57" table:style-name="ce2">
            <text:p>240,57</text:p>
          </table:table-cell>
          <table:table-cell office:value-type="float" office:value="238.85" table:style-name="ce2">
            <text:p>238,85</text:p>
          </table:table-cell>
          <table:table-cell office:value-type="float" office:value="14.069999999999993" table:formula="of:=ABS([.A38]-[.B38])" table:style-name="ce2">
            <text:p>14,07</text:p>
          </table:table-cell>
          <table:table-cell office:value-type="float" office:value="12.349999999999994" table:formula="of:=ABS([.A38]-[.C38])" table:style-name="ce2">
            <text:p>12,35</text:p>
          </table:table-cell>
          <table:table-cell office:value-type="float" office:value="6.2119205298013211" table:formula="of:=[.D38]/[.A38]*100" table:style-name="ce2">
            <text:p>6,21192053</text:p>
          </table:table-cell>
          <table:table-cell office:value-type="float" office:value="5.4525386313465756" table:formula="of:=[.E38]/[.A38]*100" table:style-name="ce2">
            <text:p>5,452538631</text:p>
          </table:table-cell>
          <table:table-cell office:value-type="float" office:value="232.86656290142895" table:formula="of:=0.979709509076441*[.B38]-2.82215369709047" table:style-name="ce2">
            <text:p>232,8665629</text:p>
          </table:table-cell>
          <table:table-cell office:value-type="float" office:value="230.90426824587368" table:formula="of:=-0.000007205826395581*[.B38]*[.B38]+1.0000985122*[.B38]-9.27240137842" table:style-name="ce2">
            <text:p>230,9042682</text:p>
          </table:table-cell>
          <table:table-cell office:value-type="float" office:value="6.3665629014289493" table:formula="of:=ABS([.A38]-[.H38])" table:style-name="ce2">
            <text:p>6,366562901</text:p>
          </table:table-cell>
          <table:table-cell office:value-type="float" office:value="4.4042682458736806" table:formula="of:=ABS([.A38]-[.I38])" table:style-name="ce2">
            <text:p>4,404268246</text:p>
          </table:table-cell>
          <table:table-cell office:value-type="float" office:value="2.8108445480922515" table:formula="of:=[.J38]/[.A38]*100" table:style-name="ce2">
            <text:p>2,810844548</text:p>
          </table:table-cell>
          <table:table-cell office:value-type="float" office:value="1.9444892917764596" table:formula="of:=[.K38]/[.A38]*100" table:style-name="ce2">
            <text:p>1,944489292</text:p>
          </table:table-cell>
          <table:table-cell table:number-columns-repeated="16371"/>
        </table:table-row>
        <table:table-row table:style-name="ro1">
          <table:table-cell office:value-type="float" office:value="276.8" table:style-name="ce2">
            <text:p>276,8</text:p>
          </table:table-cell>
          <table:table-cell office:value-type="float" office:value="284.3" table:style-name="ce2">
            <text:p>284,3</text:p>
          </table:table-cell>
          <table:table-cell office:value-type="float" office:value="285.16000000000003" table:style-name="ce2">
            <text:p>285,16</text:p>
          </table:table-cell>
          <table:table-cell office:value-type="float" office:value="7.5" table:formula="of:=ABS([.A39]-[.B39])" table:style-name="ce2">
            <text:p>7,5</text:p>
          </table:table-cell>
          <table:table-cell office:value-type="float" office:value="8.3600000000000136" table:formula="of:=ABS([.A39]-[.C39])" table:style-name="ce2">
            <text:p>8,36</text:p>
          </table:table-cell>
          <table:table-cell office:value-type="float" office:value="2.7095375722543351" table:formula="of:=[.D39]/[.A39]*100" table:style-name="ce2">
            <text:p>2,709537572</text:p>
          </table:table-cell>
          <table:table-cell office:value-type="float" office:value="3.0202312138728371" table:formula="of:=[.E39]/[.A39]*100" table:style-name="ce2">
            <text:p>3,020231214</text:p>
          </table:table-cell>
          <table:table-cell office:value-type="float" office:value="275.70925973334175" table:formula="of:=0.979709509076441*[.B39]-2.82215369709047" table:style-name="ce2">
            <text:p>275,7092597</text:p>
          </table:table-cell>
          <table:table-cell office:value-type="float" office:value="274.47318398493582" table:formula="of:=-0.000007205826395581*[.B39]*[.B39]+1.0000985122*[.B39]-9.27240137842" table:style-name="ce2">
            <text:p>274,473184</text:p>
          </table:table-cell>
          <table:table-cell office:value-type="float" office:value="1.0907402666582584" table:formula="of:=ABS([.A39]-[.H39])" table:style-name="ce2">
            <text:p>1,090740267</text:p>
          </table:table-cell>
          <table:table-cell office:value-type="float" office:value="2.3268160150641961" table:formula="of:=ABS([.A39]-[.I39])" table:style-name="ce2">
            <text:p>2,326816015</text:p>
          </table:table-cell>
          <table:table-cell office:value-type="float" office:value="0.39405356454416846" table:formula="of:=[.J39]/[.A39]*100" table:style-name="ce2">
            <text:p>0,394053565</text:p>
          </table:table-cell>
          <table:table-cell office:value-type="float" office:value="0.84061272220527317" table:formula="of:=[.K39]/[.A39]*100" table:style-name="ce2">
            <text:p>0,840612722</text:p>
          </table:table-cell>
          <table:table-cell table:number-columns-repeated="16371"/>
        </table:table-row>
        <table:table-row table:style-name="ro1">
          <table:table-cell office:value-type="float" office:value="325.89999999999998" table:style-name="ce2">
            <text:p>325,9</text:p>
          </table:table-cell>
          <table:table-cell office:value-type="float" office:value="333.72" table:style-name="ce2">
            <text:p>333,72</text:p>
          </table:table-cell>
          <table:table-cell office:value-type="float" office:value="333.55" table:style-name="ce2">
            <text:p>333,55</text:p>
          </table:table-cell>
          <table:table-cell office:value-type="float" office:value="7.82000000000005" table:formula="of:=ABS([.A40]-[.B40])" table:style-name="ce2">
            <text:p>7,82</text:p>
          </table:table-cell>
          <table:table-cell office:value-type="float" office:value="7.6500000000000341" table:formula="of:=ABS([.A40]-[.C40])" table:style-name="ce2">
            <text:p>7,65</text:p>
          </table:table-cell>
          <table:table-cell office:value-type="float" office:value="2.3995090518564135" table:formula="of:=[.D40]/[.A40]*100" table:style-name="ce2">
            <text:p>2,399509052</text:p>
          </table:table-cell>
          <table:table-cell office:value-type="float" office:value="2.3473458115986605" table:formula="of:=[.E40]/[.A40]*100" table:style-name="ce2">
            <text:p>2,347345812</text:p>
          </table:table-cell>
          <table:table-cell office:value-type="float" office:value="324.12650367189946" table:formula="of:=0.979709509076441*[.B40]-2.82215369709047" table:style-name="ce2">
            <text:p>324,1265037</text:p>
          </table:table-cell>
          <table:table-cell office:value-type="float" office:value="323.67796815641077" table:formula="of:=-0.000007205826395581*[.B40]*[.B40]+1.0000985122*[.B40]-9.27240137842" table:style-name="ce2">
            <text:p>323,6779682</text:p>
          </table:table-cell>
          <table:table-cell office:value-type="float" office:value="1.7734963281005207" table:formula="of:=ABS([.A40]-[.H40])" table:style-name="ce2">
            <text:p>1,773496328</text:p>
          </table:table-cell>
          <table:table-cell office:value-type="float" office:value="2.2220318435892068" table:formula="of:=ABS([.A40]-[.I40])" table:style-name="ce2">
            <text:p>2,222031844</text:p>
          </table:table-cell>
          <table:table-cell office:value-type="float" office:value="0.54418420622906438" table:formula="of:=[.J40]/[.A40]*100" table:style-name="ce2">
            <text:p>0,544184206</text:p>
          </table:table-cell>
          <table:table-cell office:value-type="float" office:value="0.68181400539711789" table:formula="of:=[.K40]/[.A40]*100" table:style-name="ce2">
            <text:p>0,681814005</text:p>
          </table:table-cell>
          <table:table-cell table:number-columns-repeated="16371"/>
        </table:table-row>
        <table:table-row table:style-name="ro1">
          <table:table-cell office:value-type="float" office:value="395.6" table:style-name="ce2">
            <text:p>395,6</text:p>
          </table:table-cell>
          <table:table-cell office:value-type="float" office:value="407.86" table:style-name="ce2">
            <text:p>407,86</text:p>
          </table:table-cell>
          <table:table-cell office:value-type="float" office:value="409.42" table:style-name="ce2">
            <text:p>409,42</text:p>
          </table:table-cell>
          <table:table-cell office:value-type="float" office:value="12.259999999999991" table:formula="of:=ABS([.A41]-[.B41])" table:style-name="ce2">
            <text:p>12,26</text:p>
          </table:table-cell>
          <table:table-cell office:value-type="float" office:value="13.819999999999993" table:formula="of:=ABS([.A41]-[.C41])" table:style-name="ce2">
            <text:p>13,82</text:p>
          </table:table-cell>
          <table:table-cell office:value-type="float" office:value="3.0990899898887743" table:formula="of:=[.D41]/[.A41]*100" table:style-name="ce2">
            <text:p>3,09908999</text:p>
          </table:table-cell>
          <table:table-cell office:value-type="float" office:value="3.493427704752273" table:formula="of:=[.E41]/[.A41]*100" table:style-name="ce2">
            <text:p>3,493427705</text:p>
          </table:table-cell>
          <table:table-cell office:value-type="float" office:value="396.7621666748268" table:formula="of:=0.979709509076441*[.B41]-2.82215369709047" table:style-name="ce2">
            <text:p>396,7621667</text:p>
          </table:table-cell>
          <table:table-cell office:value-type="float" office:value="397.42909017473124" table:formula="of:=-0.000007205826395581*[.B41]*[.B41]+1.0000985122*[.B41]-9.27240137842" table:style-name="ce2">
            <text:p>397,4290902</text:p>
          </table:table-cell>
          <table:table-cell office:value-type="float" office:value="1.1621666748267785" table:formula="of:=ABS([.A41]-[.H41])" table:style-name="ce2">
            <text:p>1,162166675</text:p>
          </table:table-cell>
          <table:table-cell office:value-type="float" office:value="1.8290901747312205" table:formula="of:=ABS([.A41]-[.I41])" table:style-name="ce2">
            <text:p>1,829090175</text:p>
          </table:table-cell>
          <table:table-cell office:value-type="float" office:value="0.29377317361647581" table:formula="of:=[.J41]/[.A41]*100" table:style-name="ce2">
            <text:p>0,293773174</text:p>
          </table:table-cell>
          <table:table-cell office:value-type="float" office:value="0.46235848704024785" table:formula="of:=[.K41]/[.A41]*100" table:style-name="ce2">
            <text:p>0,462358487</text:p>
          </table:table-cell>
          <table:table-cell table:number-columns-repeated="16371"/>
        </table:table-row>
        <table:table-row table:style-name="ro1">
          <table:table-cell office:value-type="float" office:value="545.29999999999995" table:style-name="ce2">
            <text:p>545,3</text:p>
          </table:table-cell>
          <table:table-cell office:value-type="float" office:value="556.14" table:style-name="ce2">
            <text:p>556,14</text:p>
          </table:table-cell>
          <table:table-cell office:value-type="float" office:value="555.62" table:style-name="ce2">
            <text:p>555,62</text:p>
          </table:table-cell>
          <table:table-cell office:value-type="float" office:value="10.840000000000032" table:formula="of:=ABS([.A42]-[.B42])" table:style-name="ce2">
            <text:p>10,84</text:p>
          </table:table-cell>
          <table:table-cell office:value-type="float" office:value="10.32000000000005" table:formula="of:=ABS([.A42]-[.C42])" table:style-name="ce2">
            <text:p>10,32</text:p>
          </table:table-cell>
          <table:table-cell office:value-type="float" office:value="1.9878965706950362" table:formula="of:=[.D42]/[.A42]*100" table:style-name="ce2">
            <text:p>1,987896571</text:p>
          </table:table-cell>
          <table:table-cell office:value-type="float" office:value="1.8925362185952779" table:formula="of:=[.E42]/[.A42]*100" table:style-name="ce2">
            <text:p>1,892536219</text:p>
          </table:table-cell>
          <table:table-cell office:value-type="float" office:value="542.03349268068143" table:formula="of:=0.979709509076441*[.B42]-2.82215369709047" table:style-name="ce2">
            <text:p>542,0334927</text:p>
          </table:table-cell>
          <table:table-cell office:value-type="float" office:value="544.69368290357613" table:formula="of:=-0.000007205826395581*[.B42]*[.B42]+1.0000985122*[.B42]-9.27240137842" table:style-name="ce2">
            <text:p>544,6936829</text:p>
          </table:table-cell>
          <table:table-cell office:value-type="float" office:value="3.2665073193185208" table:formula="of:=ABS([.A42]-[.H42])" table:style-name="ce2">
            <text:p>3,266507319</text:p>
          </table:table-cell>
          <table:table-cell office:value-type="float" office:value="0.60631709642382248" table:formula="of:=ABS([.A42]-[.I42])" table:style-name="ce2">
            <text:p>0,606317096</text:p>
          </table:table-cell>
          <table:table-cell office:value-type="float" office:value="0.5990294002051203" table:formula="of:=[.J42]/[.A42]*100" table:style-name="ce2">
            <text:p>0,5990294</text:p>
          </table:table-cell>
          <table:table-cell office:value-type="float" office:value="0.11118963807515542" table:formula="of:=[.K42]/[.A42]*100" table:style-name="ce2">
            <text:p>0,111189638</text:p>
          </table:table-cell>
          <table:table-cell table:number-columns-repeated="16371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float" office:value="710.12" table:style-name="ce2">
            <text:p>710,12</text:p>
          </table:table-cell>
          <table:table-cell office:value-type="float" office:value="710.46" table:style-name="ce2">
            <text:p>710,46</text:p>
          </table:table-cell>
          <table:table-cell office:value-type="float" office:value="15.120000000000005" table:formula="of:=ABS([.A43]-[.B43])" table:style-name="ce2">
            <text:p>15,12</text:p>
          </table:table-cell>
          <table:table-cell office:value-type="float" office:value="15.460000000000036" table:formula="of:=ABS([.A43]-[.C43])" table:style-name="ce2">
            <text:p>15,46</text:p>
          </table:table-cell>
          <table:table-cell office:value-type="float" office:value="2.1755395683453247" table:formula="of:=[.D43]/[.A43]*100" table:style-name="ce2">
            <text:p>2,175539568</text:p>
          </table:table-cell>
          <table:table-cell office:value-type="float" office:value="2.2244604316546814" table:formula="of:=[.E43]/[.A43]*100" table:style-name="ce2">
            <text:p>2,224460432</text:p>
          </table:table-cell>
          <table:table-cell office:value-type="float" office:value="692.88916288827181" table:formula="of:=0.979709509076441*[.B43]-2.82215369709047" table:style-name="ce2">
            <text:p>692,8891629</text:p>
          </table:table-cell>
          <table:table-cell office:value-type="float" office:value="697.28386904244985" table:formula="of:=-0.000007205826395581*[.B43]*[.B43]+1.0000985122*[.B43]-9.27240137842" table:style-name="ce2">
            <text:p>697,283869</text:p>
          </table:table-cell>
          <table:table-cell office:value-type="float" office:value="2.1108371117281877" table:formula="of:=ABS([.A43]-[.H43])" table:style-name="ce2">
            <text:p>2,110837112</text:p>
          </table:table-cell>
          <table:table-cell office:value-type="float" office:value="2.2838690424498509" table:formula="of:=ABS([.A43]-[.I43])" table:style-name="ce2">
            <text:p>2,283869042</text:p>
          </table:table-cell>
          <table:table-cell office:value-type="float" office:value="0.30371757003283273" table:formula="of:=[.J43]/[.A43]*100" table:style-name="ce2">
            <text:p>0,30371757</text:p>
          </table:table-cell>
          <table:table-cell office:value-type="float" office:value="0.32861425071220873" table:formula="of:=[.K43]/[.A43]*100" table:style-name="ce2">
            <text:p>0,328614251</text:p>
          </table:table-cell>
          <table:table-cell table:number-columns-repeated="16371"/>
        </table:table-row>
        <table:table-row table:style-name="ro1">
          <table:table-cell office:value-type="float" office:value="994" table:style-name="ce2">
            <text:p>994</text:p>
          </table:table-cell>
          <table:table-cell office:value-type="float" office:value="1002" table:style-name="ce2">
            <text:p>1002</text:p>
          </table:table-cell>
          <table:table-cell office:value-type="float" office:value="1006" table:style-name="ce2">
            <text:p>1006</text:p>
          </table:table-cell>
          <table:table-cell office:value-type="float" office:value="8" table:formula="of:=ABS([.A44]-[.B44])" table:style-name="ce2">
            <text:p>8</text:p>
          </table:table-cell>
          <table:table-cell office:value-type="float" office:value="12" table:formula="of:=ABS([.A44]-[.C44])" table:style-name="ce2">
            <text:p>12</text:p>
          </table:table-cell>
          <table:table-cell office:value-type="float" office:value="0.8048289738430584" table:formula="of:=[.D44]/[.A44]*100" table:style-name="ce2">
            <text:p>0,804828974</text:p>
          </table:table-cell>
          <table:table-cell office:value-type="float" office:value="1.2072434607645874" table:formula="of:=[.E44]/[.A44]*100" table:style-name="ce2">
            <text:p>1,207243461</text:p>
          </table:table-cell>
          <table:table-cell office:value-type="float" office:value="978.84677439750351" table:formula="of:=0.979709509076441*[.B44]-2.82215369709047" table:style-name="ce2">
            <text:p>978,8467744</text:p>
          </table:table-cell>
          <table:table-cell office:value-type="float" office:value="985.59162932151105" table:formula="of:=-0.000007205826395581*[.B44]*[.B44]+1.0000985122*[.B44]-9.27240137842" table:style-name="ce2">
            <text:p>985,5916293</text:p>
          </table:table-cell>
          <table:table-cell office:value-type="float" office:value="15.153225602496491" table:formula="of:=ABS([.A44]-[.H44])" table:style-name="ce2">
            <text:p>15,1532256</text:p>
          </table:table-cell>
          <table:table-cell office:value-type="float" office:value="8.40837067848895" table:formula="of:=ABS([.A44]-[.I44])" table:style-name="ce2">
            <text:p>8,408370678</text:p>
          </table:table-cell>
          <table:table-cell office:value-type="float" office:value="1.5244693765087014" table:formula="of:=[.J44]/[.A44]*100" table:style-name="ce2">
            <text:p>1,524469377</text:p>
          </table:table-cell>
          <table:table-cell office:value-type="float" office:value="0.84591254310754027" table:formula="of:=[.K44]/[.A44]*100" table:style-name="ce2">
            <text:p>0,845912543</text:p>
          </table:table-cell>
          <table:table-cell table:number-columns-repeated="16371"/>
        </table:table-row>
        <table:table-row table:style-name="ro1">
          <table:table-cell office:value-type="float" office:value="1324" table:style-name="ce2">
            <text:p>1324</text:p>
          </table:table-cell>
          <table:table-cell office:value-type="float" office:value="1349" table:style-name="ce2">
            <text:p>1349</text:p>
          </table:table-cell>
          <table:table-cell office:value-type="float" office:value="1346" table:style-name="ce2">
            <text:p>1346</text:p>
          </table:table-cell>
          <table:table-cell office:value-type="float" office:value="25" table:formula="of:=ABS([.A45]-[.B45])" table:style-name="ce2">
            <text:p>25</text:p>
          </table:table-cell>
          <table:table-cell office:value-type="float" office:value="22" table:formula="of:=ABS([.A45]-[.C45])" table:style-name="ce2">
            <text:p>22</text:p>
          </table:table-cell>
          <table:table-cell office:value-type="float" office:value="1.8882175226586102" table:formula="of:=[.D45]/[.A45]*100" table:style-name="ce2">
            <text:p>1,888217523</text:p>
          </table:table-cell>
          <table:table-cell office:value-type="float" office:value="1.6616314199395772" table:formula="of:=[.E45]/[.A45]*100" table:style-name="ce2">
            <text:p>1,66163142</text:p>
          </table:table-cell>
          <table:table-cell office:value-type="float" office:value="1318.8059740470285" table:formula="of:=0.979709509076441*[.B45]-2.82215369709047" table:style-name="ce2">
            <text:p>1318,805974</text:p>
          </table:table-cell>
          <table:table-cell office:value-type="float" office:value="1326.7473214988752" table:formula="of:=-0.000007205826395581*[.B45]*[.B45]+1.0000985122*[.B45]-9.27240137842" table:style-name="ce2">
            <text:p>1326,747321</text:p>
          </table:table-cell>
          <table:table-cell office:value-type="float" office:value="5.1940259529715149" table:formula="of:=ABS([.A45]-[.H45])" table:style-name="ce2">
            <text:p>5,194025953</text:p>
          </table:table-cell>
          <table:table-cell office:value-type="float" office:value="2.7473214988751806" table:formula="of:=ABS([.A45]-[.I45])" table:style-name="ce2">
            <text:p>2,747321499</text:p>
          </table:table-cell>
          <table:table-cell office:value-type="float" office:value="0.39229803270177604" table:formula="of:=[.J45]/[.A45]*100" table:style-name="ce2">
            <text:p>0,392298033</text:p>
          </table:table-cell>
          <table:table-cell office:value-type="float" office:value="0.20750162378211334" table:formula="of:=[.K45]/[.A45]*100" table:style-name="ce2">
            <text:p>0,207501624</text:p>
          </table:table-cell>
          <table:table-cell table:number-columns-repeated="16371"/>
        </table:table-row>
        <table:table-row table:style-name="ro1">
          <table:table-cell office:value-type="float" office:value="1653" table:style-name="ce2">
            <text:p>1653</text:p>
          </table:table-cell>
          <table:table-cell office:value-type="float" office:value="1679" table:style-name="ce2">
            <text:p>1679</text:p>
          </table:table-cell>
          <table:table-cell office:value-type="float" office:value="1683" table:style-name="ce2">
            <text:p>1683</text:p>
          </table:table-cell>
          <table:table-cell office:value-type="float" office:value="26" table:formula="of:=ABS([.A46]-[.B46])" table:style-name="ce2">
            <text:p>26</text:p>
          </table:table-cell>
          <table:table-cell office:value-type="float" office:value="30" table:formula="of:=ABS([.A46]-[.C46])" table:style-name="ce2">
            <text:p>30</text:p>
          </table:table-cell>
          <table:table-cell office:value-type="float" office:value="1.5728977616454931" table:formula="of:=[.D46]/[.A46]*100" table:style-name="ce2">
            <text:p>1,572897762</text:p>
          </table:table-cell>
          <table:table-cell office:value-type="float" office:value="1.8148820326678767" table:formula="of:=[.E46]/[.A46]*100" table:style-name="ce2">
            <text:p>1,814882033</text:p>
          </table:table-cell>
          <table:table-cell office:value-type="float" office:value="1642.1101120422541" table:formula="of:=0.979709509076441*[.B46]-2.82215369709047" table:style-name="ce2">
            <text:p>1642,110112</text:p>
          </table:table-cell>
          <table:table-cell office:value-type="float" office:value="1649.5794805573548" table:formula="of:=-0.000007205826395581*[.B46]*[.B46]+1.0000985122*[.B46]-9.27240137842" table:style-name="ce2">
            <text:p>1649,579481</text:p>
          </table:table-cell>
          <table:table-cell office:value-type="float" office:value="10.889887957745941" table:formula="of:=ABS([.A46]-[.H46])" table:style-name="ce2">
            <text:p>10,88988796</text:p>
          </table:table-cell>
          <table:table-cell office:value-type="float" office:value="3.4205194426451726" table:formula="of:=ABS([.A46]-[.I46])" table:style-name="ce2">
            <text:p>3,420519443</text:p>
          </table:table-cell>
          <table:table-cell office:value-type="float" office:value="0.65879539974264612" table:formula="of:=[.J46]/[.A46]*100" table:style-name="ce2">
            <text:p>0,6587954</text:p>
          </table:table-cell>
          <table:table-cell office:value-type="float" office:value="0.20692797596159546" table:formula="of:=[.K46]/[.A46]*100" table:style-name="ce2">
            <text:p>0,206927976</text:p>
          </table:table-cell>
          <table:table-cell table:number-columns-repeated="16371"/>
        </table:table-row>
        <table:table-row table:style-name="ro1">
          <table:table-cell office:value-type="float" office:value="1993" table:style-name="ce2">
            <text:p>1993</text:p>
          </table:table-cell>
          <table:table-cell office:value-type="float" office:value="2037" table:style-name="ce2">
            <text:p>2037</text:p>
          </table:table-cell>
          <table:table-cell office:value-type="float" office:value="2035.44" table:style-name="ce2">
            <text:p>2035,44</text:p>
          </table:table-cell>
          <table:table-cell office:value-type="float" office:value="44" table:formula="of:=ABS([.A47]-[.B47])" table:style-name="ce2">
            <text:p>44</text:p>
          </table:table-cell>
          <table:table-cell office:value-type="float" office:value="42.440000000000055" table:formula="of:=ABS([.A47]-[.C47])" table:style-name="ce2">
            <text:p>42,44</text:p>
          </table:table-cell>
          <table:table-cell office:value-type="float" office:value="2.2077270446562971" table:formula="of:=[.D47]/[.A47]*100" table:style-name="ce2">
            <text:p>2,207727045</text:p>
          </table:table-cell>
          <table:table-cell office:value-type="float" office:value="2.129453085800304" table:formula="of:=[.E47]/[.A47]*100" table:style-name="ce2">
            <text:p>2,129453086</text:p>
          </table:table-cell>
          <table:table-cell office:value-type="float" office:value="1992.8461162916199" table:formula="of:=0.979709509076441*[.B47]-2.82215369709047" table:style-name="ce2">
            <text:p>1992,846116</text:p>
          </table:table-cell>
          <table:table-cell office:value-type="float" office:value="1998.0286353077743" table:formula="of:=-0.000007205826395581*[.B47]*[.B47]+1.0000985122*[.B47]-9.27240137842" table:style-name="ce2">
            <text:p>1998,028635</text:p>
          </table:table-cell>
          <table:table-cell office:value-type="float" office:value="0.15388370838013543" table:formula="of:=ABS([.A47]-[.H47])" table:style-name="ce2">
            <text:p>0,153883708</text:p>
          </table:table-cell>
          <table:table-cell office:value-type="float" office:value="5.028635307774266" table:formula="of:=ABS([.A47]-[.I47])" table:style-name="ce2">
            <text:p>5,028635308</text:p>
          </table:table-cell>
          <table:table-cell office:value-type="float" office:value="7.721209652791541E-3" table:formula="of:=[.J47]/[.A47]*100" table:style-name="ce2">
            <text:p>0,00772121</text:p>
          </table:table-cell>
          <table:table-cell office:value-type="float" office:value="0.25231486742469972" table:formula="of:=[.K47]/[.A47]*100" table:style-name="ce2">
            <text:p>0,252314867</text:p>
          </table:table-cell>
          <table:table-cell table:number-columns-repeated="16371"/>
        </table:table-row>
        <table:table-row table:style-name="ro1">
          <table:table-cell office:value-type="float" office:value="2319" table:style-name="ce2">
            <text:p>2319</text:p>
          </table:table-cell>
          <table:table-cell office:value-type="float" office:value="2370" table:style-name="ce2">
            <text:p>2370</text:p>
          </table:table-cell>
          <table:table-cell office:value-type="float" office:value="2371" table:style-name="ce2">
            <text:p>2371</text:p>
          </table:table-cell>
          <table:table-cell office:value-type="float" office:value="51" table:formula="of:=ABS([.A48]-[.B48])" table:style-name="ce2">
            <text:p>51</text:p>
          </table:table-cell>
          <table:table-cell office:value-type="float" office:value="52" table:formula="of:=ABS([.A48]-[.C48])" table:style-name="ce2">
            <text:p>52</text:p>
          </table:table-cell>
          <table:table-cell office:value-type="float" office:value="2.1992238033635187" table:formula="of:=[.D48]/[.A48]*100" table:style-name="ce2">
            <text:p>2,199223803</text:p>
          </table:table-cell>
          <table:table-cell office:value-type="float" office:value="2.2423458387235877" table:formula="of:=[.E48]/[.A48]*100" table:style-name="ce2">
            <text:p>2,242345839</text:p>
          </table:table-cell>
          <table:table-cell office:value-type="float" office:value="2319.0893828140747" table:formula="of:=0.979709509076441*[.B48]-2.82215369709047" table:style-name="ce2">
            <text:p>2319,089383</text:p>
          </table:table-cell>
          <table:table-cell office:value-type="float" office:value="2320.4866662542408" table:formula="of:=-0.000007205826395581*[.B48]*[.B48]+1.0000985122*[.B48]-9.27240137842" table:style-name="ce2">
            <text:p>2320,486666</text:p>
          </table:table-cell>
          <table:table-cell office:value-type="float" office:value="8.9382814074724593E-2" table:formula="of:=ABS([.A48]-[.H48])" table:style-name="ce2">
            <text:p>0,089382814</text:p>
          </table:table-cell>
          <table:table-cell office:value-type="float" office:value="1.4866662542408449" table:formula="of:=ABS([.A48]-[.I48])" table:style-name="ce2">
            <text:p>1,486666254</text:p>
          </table:table-cell>
          <table:table-cell office:value-type="float" office:value="3.854368869112747E-3" table:formula="of:=[.J48]/[.A48]*100" table:style-name="ce2">
            <text:p>0,003854369</text:p>
          </table:table-cell>
          <table:table-cell office:value-type="float" office:value="6.4108074783995037E-2" table:formula="of:=[.K48]/[.A48]*100" table:style-name="ce2">
            <text:p>0,064108075</text:p>
          </table:table-cell>
          <table:table-cell table:number-columns-repeated="16371"/>
        </table:table-row>
        <table:table-row table:style-name="ro1">
          <table:table-cell office:value-type="float" office:value="2651" table:style-name="ce2">
            <text:p>2651</text:p>
          </table:table-cell>
          <table:table-cell office:value-type="float" office:value="2716" table:style-name="ce2">
            <text:p>2716</text:p>
          </table:table-cell>
          <table:table-cell office:value-type="float" office:value="2713" table:style-name="ce2">
            <text:p>2713</text:p>
          </table:table-cell>
          <table:table-cell office:value-type="float" office:value="65" table:formula="of:=ABS([.A49]-[.B49])" table:style-name="ce2">
            <text:p>65</text:p>
          </table:table-cell>
          <table:table-cell office:value-type="float" office:value="62" table:formula="of:=ABS([.A49]-[.C49])" table:style-name="ce2">
            <text:p>62</text:p>
          </table:table-cell>
          <table:table-cell office:value-type="float" office:value="2.4519049415314975" table:formula="of:=[.D49]/[.A49]*100" table:style-name="ce2">
            <text:p>2,451904942</text:p>
          </table:table-cell>
          <table:table-cell office:value-type="float" office:value="2.3387400980761979" table:formula="of:=[.E49]/[.A49]*100" table:style-name="ce2">
            <text:p>2,338740098</text:p>
          </table:table-cell>
          <table:table-cell office:value-type="float" office:value="2658.0688729545236" table:formula="of:=0.979709509076441*[.B49]-2.82215369709047" table:style-name="ce2">
            <text:p>2658,068873</text:p>
          </table:table-cell>
          <table:table-cell office:value-type="float" office:value="2653.8402552408588" table:formula="of:=-0.000007205826395581*[.B49]*[.B49]+1.0000985122*[.B49]-9.27240137842" table:style-name="ce2">
            <text:p>2653,840255</text:p>
          </table:table-cell>
          <table:table-cell office:value-type="float" office:value="7.0688729545236129" table:formula="of:=ABS([.A49]-[.H49])" table:style-name="ce2">
            <text:p>7,068872955</text:p>
          </table:table-cell>
          <table:table-cell office:value-type="float" office:value="2.8402552408588235" table:formula="of:=ABS([.A49]-[.I49])" table:style-name="ce2">
            <text:p>2,840255241</text:p>
          </table:table-cell>
          <table:table-cell office:value-type="float" office:value="0.26664930043468926" table:formula="of:=[.J49]/[.A49]*100" table:style-name="ce2">
            <text:p>0,2666493</text:p>
          </table:table-cell>
          <table:table-cell office:value-type="float" office:value="0.10713901323496128" table:formula="of:=[.K49]/[.A49]*100" table:style-name="ce2">
            <text:p>0,107139013</text:p>
          </table:table-cell>
          <table:table-cell table:number-columns-repeated="16371"/>
        </table:table-row>
        <table:table-row table:style-name="ro1">
          <table:table-cell office:value-type="float" office:value="2980" table:style-name="ce2">
            <text:p>2980</text:p>
          </table:table-cell>
          <table:table-cell office:value-type="float" office:value="3052" table:style-name="ce2">
            <text:p>3052</text:p>
          </table:table-cell>
          <table:table-cell office:value-type="float" office:value="3051" table:style-name="ce2">
            <text:p>3051</text:p>
          </table:table-cell>
          <table:table-cell office:value-type="float" office:value="72" table:formula="of:=ABS([.A50]-[.B50])" table:style-name="ce2">
            <text:p>72</text:p>
          </table:table-cell>
          <table:table-cell office:value-type="float" office:value="71" table:formula="of:=ABS([.A50]-[.C50])" table:style-name="ce2">
            <text:p>71</text:p>
          </table:table-cell>
          <table:table-cell office:value-type="float" office:value="2.4161073825503356" table:formula="of:=[.D50]/[.A50]*100" table:style-name="ce2">
            <text:p>2,416107383</text:p>
          </table:table-cell>
          <table:table-cell office:value-type="float" office:value="2.3825503355704698" table:formula="of:=[.E50]/[.A50]*100" table:style-name="ce2">
            <text:p>2,382550336</text:p>
          </table:table-cell>
          <table:table-cell office:value-type="float" office:value="2987.2512680042078" table:formula="of:=0.979709509076441*[.B50]-2.82215369709047" table:style-name="ce2">
            <text:p>2987,251268</text:p>
          </table:table-cell>
          <table:table-cell office:value-type="float" office:value="2975.9081179057557" table:formula="of:=-0.000007205826395581*[.B50]*[.B50]+1.0000985122*[.B50]-9.27240137842" table:style-name="ce2">
            <text:p>2975,908118</text:p>
          </table:table-cell>
          <table:table-cell office:value-type="float" office:value="7.2512680042077591" table:formula="of:=ABS([.A50]-[.H50])" table:style-name="ce2">
            <text:p>7,251268004</text:p>
          </table:table-cell>
          <table:table-cell office:value-type="float" office:value="4.0918820942442835" table:formula="of:=ABS([.A50]-[.I50])" table:style-name="ce2">
            <text:p>4,091882094</text:p>
          </table:table-cell>
          <table:table-cell office:value-type="float" office:value="0.24333114108079729" table:formula="of:=[.J50]/[.A50]*100" table:style-name="ce2">
            <text:p>0,243331141</text:p>
          </table:table-cell>
          <table:table-cell office:value-type="float" office:value="0.13731147967262694" table:formula="of:=[.K50]/[.A50]*100" table:style-name="ce2">
            <text:p>0,13731148</text:p>
          </table:table-cell>
          <table:table-cell table:number-columns-repeated="16371"/>
        </table:table-row>
        <table:table-row table:number-rows-repeated="25"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7">
            <text:p>CON CONDENSADOR 10nF ticker 10ms 11bits</text:p>
          </table:table-cell>
          <table:covered-table-cell table:number-columns-repeated="6"/>
          <table:table-cell table:number-columns-repeated="6" table:style-name="ce2"/>
          <table:table-cell table:number-columns-repeated="16371"/>
        </table:table-row>
        <table:table-row table:style-name="ro1">
          <table:table-cell office:value-type="string" table:style-name="ce2">
            <text:p>V_i_real</text:p>
          </table:table-cell>
          <table:table-cell office:value-type="string" table:style-name="ce2">
            <text:p>V_i_t(mediana)</text:p>
          </table:table-cell>
          <table:table-cell office:value-type="string" table:style-name="ce2">
            <text:p>Vteo</text:p>
          </table:table-cell>
          <table:table-cell office:value-type="string" table:style-name="ce2">
            <text:p>Dif₁</text:p>
          </table:table-cell>
          <table:table-cell office:value-type="string" table:style-name="ce2">
            <text:p>inc_rel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25.5" table:style-name="ce2">
            <text:p>25,5</text:p>
          </table:table-cell>
          <table:table-cell office:value-type="float" office:value="78.23" table:style-name="ce2">
            <text:p>78,23</text:p>
          </table:table-cell>
          <table:table-cell office:value-type="float" office:value="-31.019479582925143" table:formula="of:=0.00045497219622*[.B78]*[.B78]+0.8975052752131*[.B78]-104.015716575078" table:style-name="ce2">
            <text:p>-31,01947958</text:p>
          </table:table-cell>
          <table:table-cell office:value-type="float" office:value="56.519479582925143" table:formula="of:=ABS([.A78]-[.C78])" table:style-name="ce2">
            <text:p>56,51947958</text:p>
          </table:table-cell>
          <table:table-cell office:value-type="float" office:value="221.64501797225546" table:formula="of:=[.D78]/[.A78]*100" table:style-name="ce2">
            <text:p>221,645018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74.900000000000006" table:style-name="ce2">
            <text:p>74,9</text:p>
          </table:table-cell>
          <table:table-cell office:value-type="float" office:value="120.85" table:style-name="ce2">
            <text:p>120,85</text:p>
          </table:table-cell>
          <table:table-cell office:value-type="float" office:value="11.092538605433774" table:formula="of:=0.00045497219622*[.B79]*[.B79]+0.8975052752131*[.B79]-104.015716575078" table:style-name="ce2">
            <text:p>11,09253861</text:p>
          </table:table-cell>
          <table:table-cell office:value-type="float" office:value="63.807461394566232" table:formula="of:=ABS([.A79]-[.C79])" table:style-name="ce2">
            <text:p>63,80746139</text:p>
          </table:table-cell>
          <table:table-cell office:value-type="float" office:value="85.19020212892687" table:formula="of:=[.D79]/[.A79]*100" table:style-name="ce2">
            <text:p>85,19020213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125.5" table:style-name="ce2">
            <text:p>125,5</text:p>
          </table:table-cell>
          <table:table-cell office:value-type="float" office:value="167.52" table:style-name="ce2">
            <text:p>167,52</text:p>
          </table:table-cell>
          <table:table-cell office:value-type="float" office:value="59.10222930452143" table:formula="of:=0.00045497219622*[.B80]*[.B80]+0.8975052752131*[.B80]-104.015716575078" table:style-name="ce2">
            <text:p>59,1022293</text:p>
          </table:table-cell>
          <table:table-cell office:value-type="float" office:value="66.39777069547857" table:formula="of:=ABS([.A80]-[.C80])" table:style-name="ce2">
            <text:p>66,3977707</text:p>
          </table:table-cell>
          <table:table-cell office:value-type="float" office:value="52.906590195600458" table:formula="of:=[.D80]/[.A80]*100" table:style-name="ce2">
            <text:p>52,9065902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175.6" table:style-name="ce2">
            <text:p>175,6</text:p>
          </table:table-cell>
          <table:table-cell office:value-type="float" office:value="424" table:style-name="ce2">
            <text:p>424</text:p>
          </table:table-cell>
          <table:table-cell office:value-type="float" office:value="358.31960166292316" table:formula="of:=0.00045497219622*[.B81]*[.B81]+0.8975052752131*[.B81]-104.015716575078" table:style-name="ce2">
            <text:p>358,3196017</text:p>
          </table:table-cell>
          <table:table-cell office:value-type="float" office:value="182.71960166292317" table:formula="of:=ABS([.A81]-[.C81])" table:style-name="ce2">
            <text:p>182,7196017</text:p>
          </table:table-cell>
          <table:table-cell office:value-type="float" office:value="104.05444286043462" table:formula="of:=[.D81]/[.A81]*100" table:style-name="ce2">
            <text:p>104,0544429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244.4" table:style-name="ce2">
            <text:p>244,4</text:p>
          </table:table-cell>
          <table:table-cell office:value-type="float" office:value="287.23" table:style-name="ce2">
            <text:p>287,23</text:p>
          </table:table-cell>
          <table:table-cell office:value-type="float" office:value="191.31041795220005" table:formula="of:=0.00045497219622*[.B82]*[.B82]+0.8975052752131*[.B82]-104.015716575078" table:style-name="ce2">
            <text:p>191,310418</text:p>
          </table:table-cell>
          <table:table-cell office:value-type="float" office:value="53.089582047799951" table:formula="of:=ABS([.A82]-[.C82])" table:style-name="ce2">
            <text:p>53,08958205</text:p>
          </table:table-cell>
          <table:table-cell office:value-type="float" office:value="21.722414913175104" table:formula="of:=[.D82]/[.A82]*100" table:style-name="ce2">
            <text:p>21,72241491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float" office:value="499" table:style-name="ce2">
            <text:p>499</text:p>
          </table:table-cell>
          <table:table-cell office:value-type="float" office:value="457.12794758723516" table:formula="of:=0.00045497219622*[.B83]*[.B83]+0.8975052752131*[.B83]-104.015716575078" table:style-name="ce2">
            <text:p>457,1279476</text:p>
          </table:table-cell>
          <table:table-cell office:value-type="float" office:value="132.12794758723516" table:formula="of:=ABS([.A83]-[.C83])" table:style-name="ce2">
            <text:p>132,1279476</text:p>
          </table:table-cell>
          <table:table-cell office:value-type="float" office:value="40.654753103764662" table:formula="of:=[.D83]/[.A83]*100" table:style-name="ce2">
            <text:p>40,6547531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424.1" table:style-name="ce2">
            <text:p>424,1</text:p>
          </table:table-cell>
          <table:table-cell office:value-type="float" office:value="549" table:style-name="ce2">
            <text:p>549</text:p>
          </table:table-cell>
          <table:table-cell office:value-type="float" office:value="525.84375442981809" table:formula="of:=0.00045497219622*[.B84]*[.B84]+0.8975052752131*[.B84]-104.015716575078" table:style-name="ce2">
            <text:p>525,8437544</text:p>
          </table:table-cell>
          <table:table-cell office:value-type="float" office:value="101.74375442981807" table:formula="of:=ABS([.A84]-[.C84])" table:style-name="ce2">
            <text:p>101,7437544</text:p>
          </table:table-cell>
          <table:table-cell office:value-type="float" office:value="23.990510358363139" table:formula="of:=[.D84]/[.A84]*100" table:style-name="ce2">
            <text:p>23,99051036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635.70000000000005" table:style-name="ce2">
            <text:p>635,7</text:p>
          </table:table-cell>
          <table:table-cell office:value-type="float" office:value="652" table:style-name="ce2">
            <text:p>652</text:p>
          </table:table-cell>
          <table:table-cell office:value-type="float" office:value="674.56822336577" table:formula="of:=0.00045497219622*[.B85]*[.B85]+0.8975052752131*[.B85]-104.015716575078" table:style-name="ce2">
            <text:p>674,5682234</text:p>
          </table:table-cell>
          <table:table-cell office:value-type="float" office:value="38.86822336576995" table:formula="of:=ABS([.A85]-[.C85])" table:style-name="ce2">
            <text:p>38,86822337</text:p>
          </table:table-cell>
          <table:table-cell office:value-type="float" office:value="6.1142399505694423" table:formula="of:=[.D85]/[.A85]*100" table:style-name="ce2">
            <text:p>6,114239951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944.5" table:style-name="ce2">
            <text:p>944,5</text:p>
          </table:table-cell>
          <table:table-cell office:value-type="float" office:value="809" table:style-name="ce2">
            <text:p>809</text:p>
          </table:table-cell>
          <table:table-cell office:value-type="float" office:value="919.83670902658162" table:formula="of:=0.00045497219622*[.B86]*[.B86]+0.8975052752131*[.B86]-104.015716575078" table:style-name="ce2">
            <text:p>919,836709</text:p>
          </table:table-cell>
          <table:table-cell office:value-type="float" office:value="24.663290973418384" table:formula="of:=ABS([.A86]-[.C86])" table:style-name="ce2">
            <text:p>24,66329097</text:p>
          </table:table-cell>
          <table:table-cell office:value-type="float" office:value="2.6112536763809828" table:formula="of:=[.D86]/[.A86]*100" table:style-name="ce2">
            <text:p>2,611253676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1324" table:style-name="ce2">
            <text:p>1324</text:p>
          </table:table-cell>
          <table:table-cell office:value-type="float" office:value="1000" table:style-name="ce2">
            <text:p>1000</text:p>
          </table:table-cell>
          <table:table-cell office:value-type="float" office:value="1248.461754858022" table:formula="of:=0.00045497219622*[.B87]*[.B87]+0.8975052752131*[.B87]-104.015716575078" table:style-name="ce2">
            <text:p>1248,461755</text:p>
          </table:table-cell>
          <table:table-cell office:value-type="float" office:value="75.538245141977995" table:formula="of:=ABS([.A87]-[.C87])" table:style-name="ce2">
            <text:p>75,53824514</text:p>
          </table:table-cell>
          <table:table-cell office:value-type="float" office:value="5.7053055243185797" table:formula="of:=[.D87]/[.A87]*100" table:style-name="ce2">
            <text:p>5,705305524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1654" table:style-name="ce2">
            <text:p>1654</text:p>
          </table:table-cell>
          <table:table-cell office:value-type="float" office:value="1164" table:style-name="ce2">
            <text:p>1164</text:p>
          </table:table-cell>
          <table:table-cell office:value-type="float" office:value="1557.1204325426636" table:formula="of:=0.00045497219622*[.B88]*[.B88]+0.8975052752131*[.B88]-104.015716575078" table:style-name="ce2">
            <text:p>1557,120433</text:p>
          </table:table-cell>
          <table:table-cell office:value-type="float" office:value="96.879567457336407" table:formula="of:=ABS([.A88]-[.C88])" table:style-name="ce2">
            <text:p>96,87956746</text:p>
          </table:table-cell>
          <table:table-cell office:value-type="float" office:value="5.8572894472392019" table:formula="of:=[.D88]/[.A88]*100" table:style-name="ce2">
            <text:p>5,857289447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1973" table:style-name="ce2">
            <text:p>1973</text:p>
          </table:table-cell>
          <table:table-cell office:value-type="float" office:value="1328" table:style-name="ce2">
            <text:p>1328</text:p>
          </table:table-cell>
          <table:table-cell office:value-type="float" office:value="1890.2529746063715" table:formula="of:=0.00045497219622*[.B89]*[.B89]+0.8975052752131*[.B89]-104.015716575078" table:style-name="ce2">
            <text:p>1890,252975</text:p>
          </table:table-cell>
          <table:table-cell office:value-type="float" office:value="82.747025393628519" table:formula="of:=ABS([.A89]-[.C89])" table:style-name="ce2">
            <text:p>82,74702539</text:p>
          </table:table-cell>
          <table:table-cell office:value-type="float" office:value="4.1939698628296256" table:formula="of:=[.D89]/[.A89]*100" table:style-name="ce2">
            <text:p>4,193969863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2319" table:style-name="ce2">
            <text:p>2319</text:p>
          </table:table-cell>
          <table:table-cell office:value-type="float" office:value="1502" table:style-name="ce2">
            <text:p>1502</text:p>
          </table:table-cell>
          <table:table-cell office:value-type="float" office:value="2270.4563013561028" table:formula="of:=0.00045497219622*[.B90]*[.B90]+0.8975052752131*[.B90]-104.015716575078" table:style-name="ce2">
            <text:p>2270,456301</text:p>
          </table:table-cell>
          <table:table-cell office:value-type="float" office:value="48.543698643897187" table:formula="of:=ABS([.A90]-[.C90])" table:style-name="ce2">
            <text:p>48,54369864</text:p>
          </table:table-cell>
          <table:table-cell office:value-type="float" office:value="2.0933030894306679" table:formula="of:=[.D90]/[.A90]*100" table:style-name="ce2">
            <text:p>2,093303089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2651" table:style-name="ce2">
            <text:p>2651</text:p>
          </table:table-cell>
          <table:table-cell office:value-type="float" office:value="1670" table:style-name="ce2">
            <text:p>1670</text:p>
          </table:table-cell>
          <table:table-cell office:value-type="float" office:value="2663.6900510687569" table:formula="of:=0.00045497219622*[.B91]*[.B91]+0.8975052752131*[.B91]-104.015716575078" table:style-name="ce2">
            <text:p>2663,690051</text:p>
          </table:table-cell>
          <table:table-cell office:value-type="float" office:value="12.690051068756929" table:formula="of:=ABS([.A91]-[.C91])" table:style-name="ce2">
            <text:p>12,69005107</text:p>
          </table:table-cell>
          <table:table-cell office:value-type="float" office:value="0.47868921421187971" table:formula="of:=[.D91]/[.A91]*100" table:style-name="ce2">
            <text:p>0,478689214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float" office:value="2980" table:style-name="ce2">
            <text:p>2980</text:p>
          </table:table-cell>
          <table:table-cell office:value-type="float" office:value="1837" table:style-name="ce2">
            <text:p>1837</text:p>
          </table:table-cell>
          <table:table-cell office:value-type="float" office:value="3080.0365432173157" table:formula="of:=0.00045497219622*[.B92]*[.B92]+0.8975052752131*[.B92]-104.015716575078" table:style-name="ce2">
            <text:p>3080,036543</text:p>
          </table:table-cell>
          <table:table-cell office:value-type="float" office:value="100.03654321731574" table:formula="of:=ABS([.A92]-[.C92])" table:style-name="ce2">
            <text:p>100,0365432</text:p>
          </table:table-cell>
          <table:table-cell office:value-type="float" office:value="3.3569309804468364" table:formula="of:=[.D92]/[.A92]*100" table:style-name="ce2">
            <text:p>3,35693098</text:p>
          </table:table-cell>
          <table:table-cell table:number-columns-repeated="8" table:style-name="ce2"/>
          <table:table-cell table:number-columns-repeated="16371"/>
        </table:table-row>
        <table:table-row table:number-rows-repeated="2" table:style-name="ro1">
          <table:table-cell table:number-columns-repeated="13" table:style-name="ce2"/>
          <table:table-cell table:number-columns-repeated="1637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8">
            <text:p>R47k</text:p>
          </table:table-cell>
          <table:covered-table-cell/>
          <table:table-cell office:value-type="string" table:number-columns-spanned="2" table:number-rows-spanned="1" table:style-name="ce8">
            <text:p>R120k</text:p>
          </table:table-cell>
          <table:covered-table-cell/>
          <table:table-cell office:value-type="string" table:style-name="ce5">
            <text:p>R4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5">
            <text:p>V_in</text:p>
          </table:table-cell>
          <table:table-cell office:value-type="string" table:style-name="ce5">
            <text:p>V_out</text:p>
          </table:table-cell>
          <table:table-cell office:value-type="string" table:style-name="ce5">
            <text:p>V_in</text:p>
          </table:table-cell>
          <table:table-cell office:value-type="string" table:style-name="ce5">
            <text:p>V_out</text:p>
          </table:table-cell>
          <table:table-cell office:value-type="string" table:style-name="ce5">
            <text:p>V_in</text:p>
          </table:table-cell>
          <table:table-cell office:value-type="string" table:style-name="ce5">
            <text:p>Vout</text:p>
          </table:table-cell>
          <table:table-cell table:number-columns-repeated="16378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357" table:style-name="ce5">
            <text:p>357</text:p>
          </table:table-cell>
          <table:table-cell office:value-type="float" office:value="46" table:style-name="ce5">
            <text:p>46</text:p>
          </table:table-cell>
          <table:table-cell office:value-type="float" office:value="168" table:style-name="ce5">
            <text:p>168</text:p>
          </table:table-cell>
          <table:table-cell office:value-type="float" office:value="74.7" table:style-name="ce5">
            <text:p>74,7</text:p>
          </table:table-cell>
          <table:table-cell office:value-type="float" office:value="383" table:style-name="ce5">
            <text:p>383</text:p>
          </table:table-cell>
          <table:table-cell table:number-columns-repeated="16378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float" office:value="375" table:style-name="ce5">
            <text:p>375</text:p>
          </table:table-cell>
          <table:table-cell office:value-type="float" office:value="146" table:style-name="ce5">
            <text:p>146</text:p>
          </table:table-cell>
          <table:table-cell office:value-type="float" office:value="220" table:style-name="ce5">
            <text:p>220</text:p>
          </table:table-cell>
          <table:table-cell office:value-type="float" office:value="156" table:style-name="ce5">
            <text:p>156</text:p>
          </table:table-cell>
          <table:table-cell office:value-type="float" office:value="423" table:style-name="ce5">
            <text:p>423</text:p>
          </table:table-cell>
          <table:table-cell table:number-columns-repeated="16378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float" office:value="391" table:style-name="ce5">
            <text:p>391</text:p>
          </table:table-cell>
          <table:table-cell office:value-type="float" office:value="246" table:style-name="ce5">
            <text:p>246</text:p>
          </table:table-cell>
          <table:table-cell office:value-type="float" office:value="272" table:style-name="ce5">
            <text:p>272</text:p>
          </table:table-cell>
          <table:table-cell office:value-type="float" office:value="225" table:style-name="ce5">
            <text:p>225</text:p>
          </table:table-cell>
          <table:table-cell office:value-type="float" office:value="457" table:style-name="ce5">
            <text:p>457</text:p>
          </table:table-cell>
          <table:table-cell table:number-columns-repeated="16378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float" office:value="406" table:style-name="ce5">
            <text:p>406</text:p>
          </table:table-cell>
          <table:table-cell office:value-type="float" office:value="347" table:style-name="ce5">
            <text:p>347</text:p>
          </table:table-cell>
          <table:table-cell office:value-type="float" office:value="322" table:style-name="ce5">
            <text:p>322</text:p>
          </table:table-cell>
          <table:table-cell office:value-type="float" office:value="335" table:style-name="ce5">
            <text:p>335</text:p>
          </table:table-cell>
          <table:table-cell office:value-type="float" office:value="512" table:style-name="ce5">
            <text:p>512</text:p>
          </table:table-cell>
          <table:table-cell table:number-columns-repeated="16378"/>
        </table:table-row>
        <table:table-row table:style-name="ro1">
          <table:table-cell office:value-type="float" office:value="297" table:style-name="ce5">
            <text:p>297</text:p>
          </table:table-cell>
          <table:table-cell office:value-type="float" office:value="429" table:style-name="ce5">
            <text:p>429</text:p>
          </table:table-cell>
          <table:table-cell office:value-type="float" office:value="445" table:style-name="ce5">
            <text:p>445</text:p>
          </table:table-cell>
          <table:table-cell office:value-type="float" office:value="365" table:style-name="ce5">
            <text:p>365</text:p>
          </table:table-cell>
          <table:table-cell office:value-type="float" office:value="495" table:style-name="ce5">
            <text:p>495</text:p>
          </table:table-cell>
          <table:table-cell office:value-type="float" office:value="591" table:style-name="ce5">
            <text:p>591</text:p>
          </table:table-cell>
          <table:table-cell table:number-columns-repeated="16378"/>
        </table:table-row>
        <table:table-row table:style-name="ro1">
          <table:table-cell office:value-type="float" office:value="397" table:style-name="ce5">
            <text:p>397</text:p>
          </table:table-cell>
          <table:table-cell office:value-type="float" office:value="447" table:style-name="ce5">
            <text:p>447</text:p>
          </table:table-cell>
          <table:table-cell office:value-type="float" office:value="745" table:style-name="ce5">
            <text:p>745</text:p>
          </table:table-cell>
          <table:table-cell office:value-type="float" office:value="447" table:style-name="ce5">
            <text:p>447</text:p>
          </table:table-cell>
          <table:table-cell office:value-type="float" office:value="847" table:style-name="ce5">
            <text:p>847</text:p>
          </table:table-cell>
          <table:table-cell office:value-type="float" office:value="764" table:style-name="ce5">
            <text:p>764</text:p>
          </table:table-cell>
          <table:table-cell table:number-columns-repeated="16378"/>
        </table:table-row>
        <table:table-row table:style-name="ro1">
          <table:table-cell office:value-type="float" office:value="496" table:style-name="ce5">
            <text:p>496</text:p>
          </table:table-cell>
          <table:table-cell office:value-type="float" office:value="461" table:style-name="ce5">
            <text:p>461</text:p>
          </table:table-cell>
          <table:table-cell office:value-type="float" office:value="998" table:style-name="ce5">
            <text:p>998</text:p>
          </table:table-cell>
          <table:table-cell office:value-type="float" office:value="486" table:style-name="ce5">
            <text:p>486</text:p>
          </table:table-cell>
          <table:table-cell office:value-type="float" office:value="994" table:style-name="ce5">
            <text:p>994</text:p>
          </table:table-cell>
          <table:table-cell office:value-type="float" office:value="838" table:style-name="ce5">
            <text:p>838</text:p>
          </table:table-cell>
          <table:table-cell table:number-columns-repeated="16378"/>
        </table:table-row>
        <table:table-row table:style-name="ro1">
          <table:table-cell office:value-type="float" office:value="796" table:style-name="ce5">
            <text:p>796</text:p>
          </table:table-cell>
          <table:table-cell office:value-type="float" office:value="493" table:style-name="ce5">
            <text:p>493</text:p>
          </table:table-cell>
          <table:table-cell office:value-type="float" office:value="1495" table:style-name="ce5">
            <text:p>1495</text:p>
          </table:table-cell>
          <table:table-cell office:value-type="float" office:value="537" table:style-name="ce5">
            <text:p>537</text:p>
          </table:table-cell>
          <table:table-cell office:value-type="float" office:value="1495" table:style-name="ce5">
            <text:p>1495</text:p>
          </table:table-cell>
          <table:table-cell office:value-type="float" office:value="1084" table:style-name="ce5">
            <text:p>1084</text:p>
          </table:table-cell>
          <table:table-cell table:number-columns-repeated="16378"/>
        </table:table-row>
        <table:table-row table:style-name="ro1">
          <table:table-cell office:value-type="float" office:value="1094" table:style-name="ce5">
            <text:p>1094</text:p>
          </table:table-cell>
          <table:table-cell office:value-type="float" office:value="513" table:style-name="ce5">
            <text:p>513</text:p>
          </table:table-cell>
          <table:table-cell office:value-type="float" office:value="1993" table:style-name="ce5">
            <text:p>1993</text:p>
          </table:table-cell>
          <table:table-cell office:value-type="float" office:value="575" table:style-name="ce5">
            <text:p>575</text:p>
          </table:table-cell>
          <table:table-cell office:value-type="float" office:value="1993" table:style-name="ce5">
            <text:p>1993</text:p>
          </table:table-cell>
          <table:table-cell office:value-type="float" office:value="1331" table:style-name="ce5">
            <text:p>1331</text:p>
          </table:table-cell>
          <table:table-cell table:number-columns-repeated="16378"/>
        </table:table-row>
        <table:table-row table:style-name="ro1">
          <table:table-cell office:value-type="float" office:value="1495" table:style-name="ce5">
            <text:p>1495</text:p>
          </table:table-cell>
          <table:table-cell office:value-type="float" office:value="533" table:style-name="ce5">
            <text:p>533</text:p>
          </table:table-cell>
          <table:table-cell office:value-type="float" office:value="2492" table:style-name="ce5">
            <text:p>2492</text:p>
          </table:table-cell>
          <table:table-cell office:value-type="float" office:value="605" table:style-name="ce5">
            <text:p>605</text:p>
          </table:table-cell>
          <table:table-cell office:value-type="float" office:value="2492" table:style-name="ce5">
            <text:p>2492</text:p>
          </table:table-cell>
          <table:table-cell office:value-type="float" office:value="1577" table:style-name="ce5">
            <text:p>1577</text:p>
          </table:table-cell>
          <table:table-cell table:number-columns-repeated="16378"/>
        </table:table-row>
        <table:table-row table:style-name="ro1">
          <table:table-cell office:value-type="float" office:value="1993" table:style-name="ce5">
            <text:p>1993</text:p>
          </table:table-cell>
          <table:table-cell office:value-type="float" office:value="551" table:style-name="ce5">
            <text:p>551</text:p>
          </table:table-cell>
          <table:table-cell office:value-type="float" office:value="2991" table:style-name="ce5">
            <text:p>2991</text:p>
          </table:table-cell>
          <table:table-cell office:value-type="float" office:value="634" table:style-name="ce5">
            <text:p>634</text:p>
          </table:table-cell>
          <table:table-cell office:value-type="float" office:value="2991" table:style-name="ce5">
            <text:p>2991</text:p>
          </table:table-cell>
          <table:table-cell office:value-type="float" office:value="1824" table:style-name="ce5">
            <text:p>1824</text:p>
          </table:table-cell>
          <table:table-cell table:number-columns-repeated="16378"/>
        </table:table-row>
        <table:table-row table:style-name="ro1">
          <table:table-cell office:value-type="float" office:value="2492" table:style-name="ce5">
            <text:p>2492</text:p>
          </table:table-cell>
          <table:table-cell office:value-type="float" office:value="566" table:style-name="ce5">
            <text:p>566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2792" table:style-name="ce5">
            <text:p>2792</text:p>
          </table:table-cell>
          <table:table-cell office:value-type="float" office:value="573" table:style-name="ce5">
            <text:p>573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2991" table:style-name="ce5">
            <text:p>2991</text:p>
          </table:table-cell>
          <table:table-cell office:value-type="float" office:value="578" table:style-name="ce5">
            <text:p>578</text:p>
          </table:table-cell>
          <table:table-cell table:number-columns-repeated="4" table:style-name="ce5"/>
          <table:table-cell table:number-columns-repeated="16378"/>
        </table:table-row>
        <table:table-row table:number-rows-repeated="26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8">
            <text:p>R47k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5">
            <text:p>V_in</text:p>
          </table:table-cell>
          <table:table-cell office:value-type="string" table:style-name="ce5">
            <text:p>V_out</text:p>
          </table:table-cell>
          <table:table-cell table:number-columns-repeated="16382"/>
        </table:table-row>
        <table:table-row table:style-name="ro1">
          <table:table-cell office:value-type="float" office:value="3.6" table:style-name="ce1">
            <text:p>3,6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416" table:style-name="ce1">
            <text:p>416</text:p>
          </table:table-cell>
          <table:table-cell table:number-columns-repeated="16382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490" table:style-name="ce1">
            <text:p>490</text:p>
          </table:table-cell>
          <table:table-cell table:number-columns-repeated="16382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563" table:style-name="ce1">
            <text:p>563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613" table:style-name="ce1">
            <text:p>613</text:p>
          </table:table-cell>
          <table:table-cell table:number-columns-repeated="16382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835" table:style-name="ce1">
            <text:p>835</text:p>
          </table:table-cell>
          <table:table-cell table:number-columns-repeated="16382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float" office:value="1080" table:style-name="ce1">
            <text:p>1080</text:p>
          </table:table-cell>
          <table:table-cell table:number-columns-repeated="16382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1326" table:style-name="ce1">
            <text:p>1326</text:p>
          </table:table-cell>
          <table:table-cell table:number-columns-repeated="16382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float" office:value="1573" table:style-name="ce1">
            <text:p>1573</text:p>
          </table:table-cell>
          <table:table-cell table:number-columns-repeated="16382"/>
        </table:table-row>
        <table:table-row table:style-name="ro1">
          <table:table-cell office:value-type="float" office:value="2991" table:style-name="ce1">
            <text:p>2991</text:p>
          </table:table-cell>
          <table:table-cell office:value-type="float" office:value="1819" table:style-name="ce1">
            <text:p>1819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1">
            <text:p>V_in</text:p>
          </table:table-cell>
          <table:table-cell office:value-type="string" table:style-name="ce1">
            <text:p>mediana</text:p>
          </table:table-cell>
          <table:table-cell office:value-type="string" table:style-name="ce1">
            <text:p>Vout</text:p>
          </table:table-cell>
          <table:table-cell office:value-type="string" table:style-name="ce1">
            <text:p>lineal</text:p>
          </table:table-cell>
          <table:table-cell office:value-type="string" table:style-name="ce1">
            <text:p>Inc_lineal</text:p>
          </table:table-cell>
          <table:table-cell office:value-type="string" table:style-name="ce1">
            <text:p>cuadratico</text:p>
          </table:table-cell>
          <table:table-cell office:value-type="string" table:style-name="ce1">
            <text:p>inc_cuad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84" table:style-name="ce1">
            <text:p>384</text:p>
          </table:table-cell>
          <table:table-cell office:value-type="float" office:value="391.6" table:style-name="ce1">
            <text:p>391,6</text:p>
          </table:table-cell>
          <table:table-cell office:value-type="float" office:value="97.563000000000102" table:formula="of:=1.9875*[.B165]-665.637" table:style-name="ce1">
            <text:p>97,563</text:p>
          </table:table-cell>
          <table:table-cell office:value-type="float" office:value="3.7904255319150018" table:formula="of:=ABS([.D165]-[.A165])/[.A165]*100" table:style-name="ce1">
            <text:p>3,790425532</text:p>
          </table:table-cell>
          <table:table-cell office:value-type="float" office:value="95.280726515552033" table:formula="of:=-0.000011428308*[.B165]*[.B165]+2.0120555*[.B165]-675.6634129" table:style-name="ce1">
            <text:p>95,28072652</text:p>
          </table:table-cell>
          <table:table-cell office:value-type="float" office:value="1.3624750165447155" table:formula="of:=ABS([.F165]-[.A165])/[.A165]*100" table:style-name="ce1">
            <text:p>1,362475017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436" table:style-name="ce1">
            <text:p>436</text:p>
          </table:table-cell>
          <table:table-cell office:value-type="float" office:value="441" table:style-name="ce1">
            <text:p>441</text:p>
          </table:table-cell>
          <table:table-cell office:value-type="float" office:value="200.91300000000012" table:formula="of:=1.9875*[.B166]-665.637" table:style-name="ce1">
            <text:p>200,913</text:p>
          </table:table-cell>
          <table:table-cell office:value-type="float" office:value="3.0323076923077563" table:formula="of:=ABS([.D166]-[.A166])/[.A166]*100" table:style-name="ce1">
            <text:p>3,032307692</text:p>
          </table:table-cell>
          <table:table-cell office:value-type="float" office:value="199.42030946243199" table:formula="of:=-0.000011428308*[.B166]*[.B166]+2.0120555*[.B166]-675.6634129" table:style-name="ce1">
            <text:p>199,4203095</text:p>
          </table:table-cell>
          <table:table-cell office:value-type="float" office:value="2.266825365349737" table:formula="of:=ABS([.F166]-[.A166])/[.A166]*100" table:style-name="ce1">
            <text:p>2,266825365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458" table:style-name="ce1">
            <text:p>458</text:p>
          </table:table-cell>
          <table:table-cell office:value-type="float" office:value="465" table:style-name="ce1">
            <text:p>465</text:p>
          </table:table-cell>
          <table:table-cell office:value-type="float" office:value="244.63800000000003" table:formula="of:=1.9875*[.B167]-665.637" table:style-name="ce1">
            <text:p>244,638</text:p>
          </table:table-cell>
          <table:table-cell office:value-type="float" office:value="0.14775510204080258" table:formula="of:=ABS([.D167]-[.A167])/[.A167]*100" table:style-name="ce1">
            <text:p>0,147755102</text:p>
          </table:table-cell>
          <table:table-cell office:value-type="float" office:value="243.46075850068814" table:formula="of:=-0.000011428308*[.B167]*[.B167]+2.0120555*[.B167]-675.6634129" table:style-name="ce1">
            <text:p>243,4607585</text:p>
          </table:table-cell>
          <table:table-cell office:value-type="float" office:value="0.62826183645381894" table:formula="of:=ABS([.F167]-[.A167])/[.A167]*100" table:style-name="ce1">
            <text:p>0,628261836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509" table:style-name="ce1">
            <text:p>509</text:p>
          </table:table-cell>
          <table:table-cell office:value-type="float" office:value="515" table:style-name="ce1">
            <text:p>515</text:p>
          </table:table-cell>
          <table:table-cell office:value-type="float" office:value="346.0005000000001" table:formula="of:=1.9875*[.B168]-665.637" table:style-name="ce1">
            <text:p>346,0005</text:p>
          </table:table-cell>
          <table:table-cell office:value-type="float" office:value="1.4450867054967151E-4" table:formula="of:=ABS([.D168]-[.A168])/[.A168]*100" table:style-name="ce1">
            <text:p>0,000144509</text:p>
          </table:table-cell>
          <table:table-cell office:value-type="float" office:value="345.511979135052" table:formula="of:=-0.000011428308*[.B168]*[.B168]+2.0120555*[.B168]-675.6634129" table:style-name="ce1">
            <text:p>345,5119791</text:p>
          </table:table-cell>
          <table:table-cell office:value-type="float" office:value="0.14104649275953707" table:formula="of:=ABS([.F168]-[.A168])/[.A168]*100" table:style-name="ce1">
            <text:p>0,141046493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582" table:style-name="ce1">
            <text:p>582</text:p>
          </table:table-cell>
          <table:table-cell office:value-type="float" office:value="589" table:style-name="ce1">
            <text:p>589</text:p>
          </table:table-cell>
          <table:table-cell office:value-type="float" office:value="491.08800000000019" table:formula="of:=1.9875*[.B169]-665.637" table:style-name="ce1">
            <text:p>491,088</text:p>
          </table:table-cell>
          <table:table-cell office:value-type="float" office:value="0.79030303030299143" table:formula="of:=ABS([.D169]-[.A169])/[.A169]*100" table:style-name="ce1">
            <text:p>0,79030303</text:p>
          </table:table-cell>
          <table:table-cell office:value-type="float" office:value="491.48184590100811" table:formula="of:=-0.000011428308*[.B169]*[.B169]+2.0120555*[.B169]-675.6634129" table:style-name="ce1">
            <text:p>491,4818459</text:p>
          </table:table-cell>
          <table:table-cell office:value-type="float" office:value="0.71073820181654257" table:formula="of:=ABS([.F169]-[.A169])/[.A169]*100" table:style-name="ce1">
            <text:p>0,710738202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708" table:style-name="ce1">
            <text:p>708</text:p>
          </table:table-cell>
          <table:table-cell office:value-type="float" office:value="713" table:style-name="ce1">
            <text:p>713</text:p>
          </table:table-cell>
          <table:table-cell office:value-type="float" office:value="741.51300000000015" table:formula="of:=1.9875*[.B170]-665.637" table:style-name="ce1">
            <text:p>741,513</text:p>
          </table:table-cell>
          <table:table-cell office:value-type="float" office:value="0.33427419354836729" table:formula="of:=ABS([.D170]-[.A170])/[.A170]*100" table:style-name="ce1">
            <text:p>0,334274194</text:p>
          </table:table-cell>
          <table:table-cell office:value-type="float" office:value="743.14328171868817" table:formula="of:=-0.000011428308*[.B170]*[.B170]+2.0120555*[.B170]-675.6634129" table:style-name="ce1">
            <text:p>743,1432817</text:p>
          </table:table-cell>
          <table:table-cell office:value-type="float" office:value="0.11515030662793387" table:formula="of:=ABS([.F170]-[.A170])/[.A170]*100" table:style-name="ce1">
            <text:p>0,115150307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833" table:style-name="ce1">
            <text:p>833</text:p>
          </table:table-cell>
          <table:table-cell office:value-type="float" office:value="836" table:style-name="ce1">
            <text:p>836</text:p>
          </table:table-cell>
          <table:table-cell office:value-type="float" office:value="989.95050000000015" table:formula="of:=1.9875*[.B171]-665.637" table:style-name="ce1">
            <text:p>989,9505</text:p>
          </table:table-cell>
          <table:table-cell office:value-type="float" office:value="0.40739436619716823" table:formula="of:=ABS([.D171]-[.A171])/[.A171]*100" table:style-name="ce1">
            <text:p>0,407394366</text:p>
          </table:table-cell>
          <table:table-cell office:value-type="float" office:value="992.44884139018802" table:formula="of:=-0.000011428308*[.B171]*[.B171]+2.0120555*[.B171]-675.6634129" table:style-name="ce1">
            <text:p>992,4488414</text:p>
          </table:table-cell>
          <table:table-cell office:value-type="float" office:value="0.15605217402534988" table:formula="of:=ABS([.F171]-[.A171])/[.A171]*100" table:style-name="ce1">
            <text:p>0,156052174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float" office:value="1085" table:style-name="ce1">
            <text:p>1085</text:p>
          </table:table-cell>
          <table:table-cell office:value-type="float" office:value="1082" table:style-name="ce1">
            <text:p>1082</text:p>
          </table:table-cell>
          <table:table-cell office:value-type="float" office:value="1490.8005000000001" table:formula="of:=1.9875*[.B172]-665.637" table:style-name="ce1">
            <text:p>1490,8005</text:p>
          </table:table-cell>
          <table:table-cell office:value-type="float" office:value="0.2141566265060203" table:formula="of:=ABS([.D172]-[.A172])/[.A172]*100" table:style-name="ce1">
            <text:p>0,214156627</text:p>
          </table:table-cell>
          <table:table-cell office:value-type="float" office:value="1493.9631147147006" table:formula="of:=-0.000011428308*[.B172]*[.B172]+2.0120555*[.B172]-675.6634129" table:style-name="ce1">
            <text:p>1493,963115</text:p>
          </table:table-cell>
          <table:table-cell office:value-type="float" office:value="2.4688945983518638E-3" table:formula="of:=ABS([.F172]-[.A172])/[.A172]*100" table:style-name="ce1">
            <text:p>0,002468895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float" office:value="1464" table:style-name="ce1">
            <text:p>1464</text:p>
          </table:table-cell>
          <table:table-cell office:value-type="float" office:value="1452" table:style-name="ce1">
            <text:p>1452</text:p>
          </table:table-cell>
          <table:table-cell office:value-type="float" office:value="2244.0630000000001" table:formula="of:=1.9875*[.B173]-665.637" table:style-name="ce1">
            <text:p>2244,063</text:p>
          </table:table-cell>
          <table:table-cell office:value-type="float" office:value="0.13668005354752799" table:formula="of:=ABS([.D173]-[.A173])/[.A173]*100" table:style-name="ce1">
            <text:p>0,136680054</text:p>
          </table:table-cell>
          <table:table-cell office:value-type="float" office:value="2245.4915922768323" table:formula="of:=-0.000011428308*[.B173]*[.B173]+2.0120555*[.B173]-675.6634129" table:style-name="ce1">
            <text:p>2245,491592</text:p>
          </table:table-cell>
          <table:table-cell office:value-type="float" office:value="0.2004280355569972" table:formula="of:=ABS([.F173]-[.A173])/[.A173]*100" table:style-name="ce1">
            <text:p>0,200428036</text:p>
          </table:table-cell>
          <table:table-cell table:number-columns-repeated="16377"/>
        </table:table-row>
        <table:table-row table:style-name="ro1">
          <table:table-cell office:value-type="float" office:value="2992" table:style-name="ce1">
            <text:p>2992</text:p>
          </table:table-cell>
          <table:table-cell office:value-type="float" office:value="1841" table:style-name="ce1">
            <text:p>1841</text:p>
          </table:table-cell>
          <table:table-cell office:value-type="float" office:value="1823" table:style-name="ce1">
            <text:p>1823</text:p>
          </table:table-cell>
          <table:table-cell office:value-type="float" office:value="2993.3505000000005" table:formula="of:=1.9875*[.B174]-665.637" table:style-name="ce1">
            <text:p>2993,3505</text:p>
          </table:table-cell>
          <table:table-cell office:value-type="float" office:value="4.513703208557706E-2" table:formula="of:=ABS([.D174]-[.A174])/[.A174]*100" table:style-name="ce1">
            <text:p>0,045137032</text:p>
          </table:table-cell>
          <table:table-cell office:value-type="float" office:value="2989.7970154334525" table:formula="of:=-0.000011428308*[.B174]*[.B174]+2.0120555*[.B174]-675.6634129" table:style-name="ce1">
            <text:p>2989,797015</text:p>
          </table:table-cell>
          <table:table-cell office:value-type="float" office:value="7.3629163320436383E-2" table:formula="of:=ABS([.F174]-[.A174])/[.A174]*100" table:style-name="ce1">
            <text:p>0,073629163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_in</text:p>
          </table:table-cell>
          <table:table-cell office:value-type="string" table:style-name="ce1">
            <text:p>mediana</text:p>
          </table:table-cell>
          <table:table-cell office:value-type="string" table:style-name="ce1">
            <text:p>Vout</text:p>
          </table:table-cell>
          <table:table-cell office:value-type="string" table:style-name="ce1">
            <text:p>cuadratico</text:p>
          </table:table-cell>
          <table:table-cell office:value-type="string" table:style-name="ce1">
            <text:p>inc_cuad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87" table:style-name="ce1">
            <text:p>187</text:p>
          </table:table-cell>
          <table:table-cell office:value-type="float" office:value="194.2" table:style-name="ce1">
            <text:p>194,2</text:p>
          </table:table-cell>
          <table:table-cell office:value-type="float" office:value="93.658811272900039" table:formula="of:=-0.0000191959*[.B178]*[.B178]+1.90487*[.B178]-261.8806173" table:style-name="ce1">
            <text:p>93,65881127</text:p>
          </table:table-cell>
          <table:table-cell office:value-type="float" office:value="0.36296673095740573" table:formula="of:=ABS([.D178]-[.A178])/[.A178]*100" table:style-name="ce1">
            <text:p>0,362966731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41" table:style-name="ce1">
            <text:p>241</text:p>
          </table:table-cell>
          <table:table-cell office:value-type="float" office:value="247" table:style-name="ce1">
            <text:p>247</text:p>
          </table:table-cell>
          <table:table-cell office:value-type="float" office:value="196.07813563209999" table:formula="of:=-0.0000191959*[.B179]*[.B179]+1.90487*[.B179]-261.8806173" table:style-name="ce1">
            <text:p>196,0781356</text:p>
          </table:table-cell>
          <table:table-cell office:value-type="float" office:value="0.55289006774358274" table:formula="of:=ABS([.D179]-[.A179])/[.A179]*100" table:style-name="ce1">
            <text:p>0,552890068</text:p>
          </table:table-cell>
          <table:table-cell table:number-columns-repeated="1637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92" table:style-name="ce1">
            <text:p>292</text:p>
          </table:table-cell>
          <table:table-cell office:value-type="float" office:value="300" table:style-name="ce1">
            <text:p>300</text:p>
          </table:table-cell>
          <table:table-cell office:value-type="float" office:value="292.70470348240002" table:formula="of:=-0.0000191959*[.B180]*[.B180]+1.90487*[.B180]-261.8806173" table:style-name="ce1">
            <text:p>292,7047035</text:p>
          </table:table-cell>
          <table:table-cell office:value-type="float" office:value="0.77806661613558625" table:formula="of:=ABS([.D180]-[.A180])/[.A180]*100" table:style-name="ce1">
            <text:p>0,778066616</text:p>
          </table:table-cell>
          <table:table-cell table:number-columns-repeated="1637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373" table:style-name="ce1">
            <text:p>373</text:p>
          </table:table-cell>
          <table:table-cell office:value-type="float" office:value="379" table:style-name="ce1">
            <text:p>379</text:p>
          </table:table-cell>
          <table:table-cell office:value-type="float" office:value="445.96518632890007" table:formula="of:=-0.0000191959*[.B181]*[.B181]+1.90487*[.B181]-261.8806173" table:style-name="ce1">
            <text:p>445,9651863</text:p>
          </table:table-cell>
          <table:table-cell office:value-type="float" office:value="0.6693422864334253" table:formula="of:=ABS([.D181]-[.A181])/[.A181]*100" table:style-name="ce1">
            <text:p>0,669342286</text:p>
          </table:table-cell>
          <table:table-cell table:number-columns-repeated="16379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427" table:style-name="ce1">
            <text:p>427</text:p>
          </table:table-cell>
          <table:table-cell office:value-type="float" office:value="432" table:style-name="ce1">
            <text:p>432</text:p>
          </table:table-cell>
          <table:table-cell office:value-type="float" office:value="547.99890344890014" table:formula="of:=-0.0000191959*[.B182]*[.B182]+1.90487*[.B182]-261.8806173" table:style-name="ce1">
            <text:p>547,9989034</text:p>
          </table:table-cell>
          <table:table-cell office:value-type="float" office:value="0.55025751355965813" table:formula="of:=ABS([.D182]-[.A182])/[.A182]*100" table:style-name="ce1">
            <text:p>0,550257514</text:p>
          </table:table-cell>
          <table:table-cell table:number-columns-repeated="16379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528" table:style-name="ce1">
            <text:p>528</text:p>
          </table:table-cell>
          <table:table-cell office:value-type="float" office:value="537" table:style-name="ce1">
            <text:p>537</text:p>
          </table:table-cell>
          <table:table-cell office:value-type="float" office:value="738.53923291440015" table:formula="of:=-0.0000191959*[.B183]*[.B183]+1.90487*[.B183]-261.8806173" table:style-name="ce1">
            <text:p>738,5392329</text:p>
          </table:table-cell>
          <table:table-cell office:value-type="float" office:value="0.73397407064514186" table:formula="of:=ABS([.D183]-[.A183])/[.A183]*100" table:style-name="ce1">
            <text:p>0,733974071</text:p>
          </table:table-cell>
          <table:table-cell table:number-columns-repeated="16379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float" office:value="797" table:style-name="ce1">
            <text:p>797</text:p>
          </table:table-cell>
          <table:table-cell office:value-type="float" office:value="801" table:style-name="ce1">
            <text:p>801</text:p>
          </table:table-cell>
          <table:table-cell office:value-type="float" office:value="1244.1073642568999" table:formula="of:=-0.0000191959*[.B184]*[.B184]+1.90487*[.B184]-261.8806173" table:style-name="ce1">
            <text:p>1244,107364</text:p>
          </table:table-cell>
          <table:table-cell office:value-type="float" office:value="8.6305672749137918E-3" table:formula="of:=ABS([.D184]-[.A184])/[.A184]*100" table:style-name="ce1">
            <text:p>0,008630567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1199" table:style-name="ce1">
            <text:p>1199</text:p>
          </table:table-cell>
          <table:table-cell office:value-type="float" office:value="1195" table:style-name="ce1">
            <text:p>1195</text:p>
          </table:table-cell>
          <table:table-cell office:value-type="float" office:value="1994.4624676641004" table:formula="of:=-0.0000191959*[.B185]*[.B185]+1.90487*[.B185]-261.8806173" table:style-name="ce1">
            <text:p>1994,462468</text:p>
          </table:table-cell>
          <table:table-cell office:value-type="float" office:value="7.3380213953856438E-2" table:formula="of:=ABS([.D185]-[.A185])/[.A185]*100" table:style-name="ce1">
            <text:p>0,073380214</text:p>
          </table:table-cell>
          <table:table-cell table:number-columns-repeated="16379"/>
        </table:table-row>
        <table:table-row table:style-name="ro1">
          <table:table-cell office:value-type="float" office:value="2892" table:style-name="ce1">
            <text:p>2892</text:p>
          </table:table-cell>
          <table:table-cell office:value-type="float" office:value="1684" table:style-name="ce1">
            <text:p>1684</text:p>
          </table:table-cell>
          <table:table-cell office:value-type="float" office:value="1670" table:style-name="ce1">
            <text:p>1670</text:p>
          </table:table-cell>
          <table:table-cell office:value-type="float" office:value="2891.4836545096005" table:formula="of:=-0.0000191959*[.B186]*[.B186]+1.90487*[.B186]-261.8806173" table:style-name="ce1">
            <text:p>2891,483655</text:p>
          </table:table-cell>
          <table:table-cell office:value-type="float" office:value="1.7854270069140539E-2" table:formula="of:=ABS([.D186]-[.A186])/[.A186]*100" table:style-name="ce1">
            <text:p>0,01785427</text:p>
          </table:table-cell>
          <table:table-cell table:number-columns-repeated="16379"/>
        </table:table-row>
        <table:table-row table:number-rows-repeated="1048390" table:style-name="ro1">
          <table:table-cell table:number-columns-repeated="16384"/>
        </table:table-row>
      </table:table>
      <table:table table:name="Hoja2" table:style-name="ta1">
        <table:shapes>
          <draw:frame draw:z-index="1" draw:id="id9" draw:style-name="a9" draw:name="Gráfico 1" svg:x="0.6063in" svg:y="3.8626in" svg:width="6.29724in" svg:height="3.5393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V_i_real</text:p>
          </table:table-cell>
          <table:table-cell office:value-type="string" table:style-name="ce2">
            <text:p>V_i_t(mediana)</text:p>
          </table:table-cell>
          <table:table-cell office:value-type="string" table:style-name="ce1">
            <text:p>V_ajuste</text:p>
          </table:table-cell>
          <table:table-cell office:value-type="string" table:style-name="ce1">
            <text:p>inc_rel</text:p>
          </table:table-cell>
          <table:table-cell table:number-columns-repeated="16380"/>
        </table:table-row>
        <table:table-row table:style-name="ro1">
          <table:table-cell office:value-type="float" office:value="25.8" table:style-name="ce2">
            <text:p>25,8</text:p>
          </table:table-cell>
          <table:table-cell office:value-type="float" office:value="35.270000000000003" table:style-name="ce2">
            <text:p>35,27</text:p>
          </table:table-cell>
          <table:table-cell office:value-type="float" office:value="25.992109294654696" table:formula="of:=-0.0000072058263*[.B4]*[.B4]+1.0000985122*[.B4]-9.272401378" table:style-name="ce1">
            <text:p>25,99210929</text:p>
          </table:table-cell>
          <table:table-cell office:value-type="float" office:value="0.74460966920424665" table:formula="of:=ABS([.C4]-[.A4])/[.A4]*100" table:style-name="ce1">
            <text:p>0,744609669</text:p>
          </table:table-cell>
          <table:table-cell table:number-columns-repeated="16380"/>
        </table:table-row>
        <table:table-row table:style-name="ro1">
          <table:table-cell office:value-type="float" office:value="75.5" table:style-name="ce2">
            <text:p>75,5</text:p>
          </table:table-cell>
          <table:table-cell office:value-type="float" office:value="90.4" table:style-name="ce2">
            <text:p>90,4</text:p>
          </table:table-cell>
          <table:table-cell office:value-type="float" office:value="81.077616959424191" table:formula="of:=-0.0000072058263*[.B5]*[.B5]+1.0000985122*[.B5]-9.272401378" table:style-name="ce1">
            <text:p>81,07761696</text:p>
          </table:table-cell>
          <table:table-cell office:value-type="float" office:value="7.3875721316876692" table:formula="of:=ABS([.C5]-[.A5])/[.A5]*100" table:style-name="ce1">
            <text:p>7,387572132</text:p>
          </table:table-cell>
          <table:table-cell table:number-columns-repeated="16380"/>
        </table:table-row>
        <table:table-row table:style-name="ro1">
          <table:table-cell office:value-type="float" office:value="125.6" table:style-name="ce2">
            <text:p>125,6</text:p>
          </table:table-cell>
          <table:table-cell office:value-type="float" office:value="130.32" table:style-name="ce2">
            <text:p>130,32</text:p>
          </table:table-cell>
          <table:table-cell office:value-type="float" office:value="120.93805800480921" table:formula="of:=-0.0000072058263*[.B6]*[.B6]+1.0000985122*[.B6]-9.272401378" table:style-name="ce1">
            <text:p>120,938058</text:p>
          </table:table-cell>
          <table:table-cell office:value-type="float" office:value="3.7117372573175058" table:formula="of:=ABS([.C6]-[.A6])/[.A6]*100" table:style-name="ce1">
            <text:p>3,711737257</text:p>
          </table:table-cell>
          <table:table-cell table:number-columns-repeated="16380"/>
        </table:table-row>
        <table:table-row table:style-name="ro1">
          <table:table-cell office:value-type="float" office:value="176.6" table:style-name="ce2">
            <text:p>176,6</text:p>
          </table:table-cell>
          <table:table-cell office:value-type="float" office:value="185.45" table:style-name="ce2">
            <text:p>185,45</text:p>
          </table:table-cell>
          <table:table-cell office:value-type="float" office:value="175.94804707511369" table:formula="of:=-0.0000072058263*[.B7]*[.B7]+1.0000985122*[.B7]-9.272401378" table:style-name="ce1">
            <text:p>175,9480471</text:p>
          </table:table-cell>
          <table:table-cell office:value-type="float" office:value="0.3691692666400353" table:formula="of:=ABS([.C7]-[.A7])/[.A7]*100" table:style-name="ce1">
            <text:p>0,369169267</text:p>
          </table:table-cell>
          <table:table-cell table:number-columns-repeated="16380"/>
        </table:table-row>
        <table:table-row table:style-name="ro1">
          <table:table-cell office:value-type="float" office:value="226.5" table:style-name="ce2">
            <text:p>226,5</text:p>
          </table:table-cell>
          <table:table-cell office:value-type="float" office:value="240.57" table:style-name="ce2">
            <text:p>240,57</text:p>
          </table:table-cell>
          <table:table-cell office:value-type="float" office:value="230.90426825182533" table:formula="of:=-0.0000072058263*[.B8]*[.B8]+1.0000985122*[.B8]-9.272401378" table:style-name="ce1">
            <text:p>230,9042683</text:p>
          </table:table-cell>
          <table:table-cell office:value-type="float" office:value="1.9444892944041188" table:formula="of:=ABS([.C8]-[.A8])/[.A8]*100" table:style-name="ce1">
            <text:p>1,944489294</text:p>
          </table:table-cell>
          <table:table-cell table:number-columns-repeated="16380"/>
        </table:table-row>
        <table:table-row table:style-name="ro1">
          <table:table-cell office:value-type="float" office:value="276.8" table:style-name="ce2">
            <text:p>276,8</text:p>
          </table:table-cell>
          <table:table-cell office:value-type="float" office:value="284.3" table:style-name="ce2">
            <text:p>284,3</text:p>
          </table:table-cell>
          <table:table-cell office:value-type="float" office:value="274.47318399308131" table:formula="of:=-0.0000072058263*[.B9]*[.B9]+1.0000985122*[.B9]-9.272401378" table:style-name="ce1">
            <text:p>274,473184</text:p>
          </table:table-cell>
          <table:table-cell office:value-type="float" office:value="0.84061271926253789" table:formula="of:=ABS([.C9]-[.A9])/[.A9]*100" table:style-name="ce1">
            <text:p>0,840612719</text:p>
          </table:table-cell>
          <table:table-cell table:number-columns-repeated="16380"/>
        </table:table-row>
        <table:table-row table:style-name="ro1">
          <table:table-cell office:value-type="float" office:value="325.89999999999998" table:style-name="ce2">
            <text:p>325,9</text:p>
          </table:table-cell>
          <table:table-cell office:value-type="float" office:value="333.72" table:style-name="ce2">
            <text:p>333,72</text:p>
          </table:table-cell>
          <table:table-cell office:value-type="float" office:value="323.67796816747557" table:formula="of:=-0.0000072058263*[.B10]*[.B10]+1.0000985122*[.B10]-9.272401378" table:style-name="ce1">
            <text:p>323,6779682</text:p>
          </table:table-cell>
          <table:table-cell office:value-type="float" office:value="0.68181400200196629" table:formula="of:=ABS([.C10]-[.A10])/[.A10]*100" table:style-name="ce1">
            <text:p>0,681814002</text:p>
          </table:table-cell>
          <table:table-cell table:number-columns-repeated="16380"/>
        </table:table-row>
        <table:table-row table:style-name="ro1">
          <table:table-cell office:value-type="float" office:value="395.6" table:style-name="ce2">
            <text:p>395,6</text:p>
          </table:table-cell>
          <table:table-cell office:value-type="float" office:value="407.86" table:style-name="ce2">
            <text:p>407,86</text:p>
          </table:table-cell>
          <table:table-cell office:value-type="float" office:value="397.42909019105116" table:formula="of:=-0.0000072058263*[.B11]*[.B11]+1.0000985122*[.B11]-9.272401378" table:style-name="ce1">
            <text:p>397,4290902</text:p>
          </table:table-cell>
          <table:table-cell office:value-type="float" office:value="0.46235849116560579" table:formula="of:=ABS([.C11]-[.A11])/[.A11]*100" table:style-name="ce1">
            <text:p>0,462358491</text:p>
          </table:table-cell>
          <table:table-cell table:number-columns-repeated="16380"/>
        </table:table-row>
        <table:table-row table:style-name="ro1">
          <table:table-cell office:value-type="float" office:value="545.29999999999995" table:style-name="ce2">
            <text:p>545,3</text:p>
          </table:table-cell>
          <table:table-cell office:value-type="float" office:value="556.14" table:style-name="ce2">
            <text:p>556,14</text:p>
          </table:table-cell>
          <table:table-cell office:value-type="float" office:value="544.69368293355842" table:formula="of:=-0.0000072058263*[.B12]*[.B12]+1.0000985122*[.B12]-9.272401378" table:style-name="ce1">
            <text:p>544,6936829</text:p>
          </table:table-cell>
          <table:table-cell office:value-type="float" office:value="0.11118963257684465" table:formula="of:=ABS([.C12]-[.A12])/[.A12]*100" table:style-name="ce1">
            <text:p>0,111189633</text:p>
          </table:table-cell>
          <table:table-cell table:number-columns-repeated="16380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float" office:value="710.12" table:style-name="ce2">
            <text:p>710,12</text:p>
          </table:table-cell>
          <table:table-cell office:value-type="float" office:value="697.28386909106848" table:formula="of:=-0.0000072058263*[.B13]*[.B13]+1.0000985122*[.B13]-9.272401378" table:style-name="ce1">
            <text:p>697,2838691</text:p>
          </table:table-cell>
          <table:table-cell office:value-type="float" office:value="0.32861425770769526" table:formula="of:=ABS([.C13]-[.A13])/[.A13]*100" table:style-name="ce1">
            <text:p>0,328614258</text:p>
          </table:table-cell>
          <table:table-cell table:number-columns-repeated="16380"/>
        </table:table-row>
        <table:table-row table:style-name="ro1">
          <table:table-cell office:value-type="float" office:value="994" table:style-name="ce2">
            <text:p>994</text:p>
          </table:table-cell>
          <table:table-cell office:value-type="float" office:value="1002" table:style-name="ce2">
            <text:p>1002</text:p>
          </table:table-cell>
          <table:table-cell office:value-type="float" office:value="985.59162941789475" table:formula="of:=-0.0000072058263*[.B14]*[.B14]+1.0000985122*[.B14]-9.272401378" table:style-name="ce1">
            <text:p>985,5916294</text:p>
          </table:table-cell>
          <table:table-cell office:value-type="float" office:value="0.84591253341099082" table:formula="of:=ABS([.C14]-[.A14])/[.A14]*100" table:style-name="ce1">
            <text:p>0,845912533</text:p>
          </table:table-cell>
          <table:table-cell table:number-columns-repeated="16380"/>
        </table:table-row>
        <table:table-row table:style-name="ro1">
          <table:table-cell office:value-type="float" office:value="1324" table:style-name="ce2">
            <text:p>1324</text:p>
          </table:table-cell>
          <table:table-cell office:value-type="float" office:value="1349" table:style-name="ce2">
            <text:p>1349</text:p>
          </table:table-cell>
          <table:table-cell office:value-type="float" office:value="1326.7473216732335" table:formula="of:=-0.0000072058263*[.B15]*[.B15]+1.0000985122*[.B15]-9.272401378" table:style-name="ce1">
            <text:p>1326,747322</text:p>
          </table:table-cell>
          <table:table-cell office:value-type="float" office:value="0.20750163695117071" table:formula="of:=ABS([.C15]-[.A15])/[.A15]*100" table:style-name="ce1">
            <text:p>0,207501637</text:p>
          </table:table-cell>
          <table:table-cell table:number-columns-repeated="16380"/>
        </table:table-row>
        <table:table-row table:style-name="ro1">
          <table:table-cell office:value-type="float" office:value="1653" table:style-name="ce2">
            <text:p>1653</text:p>
          </table:table-cell>
          <table:table-cell office:value-type="float" office:value="1679" table:style-name="ce2">
            <text:p>1679</text:p>
          </table:table-cell>
          <table:table-cell office:value-type="float" office:value="1649.5794808272217" table:formula="of:=-0.0000072058263*[.B16]*[.B16]+1.0000985122*[.B16]-9.272401378" table:style-name="ce1">
            <text:p>1649,579481</text:p>
          </table:table-cell>
          <table:table-cell office:value-type="float" office:value="0.20692795963571162" table:formula="of:=ABS([.C16]-[.A16])/[.A16]*100" table:style-name="ce1">
            <text:p>0,20692796</text:p>
          </table:table-cell>
          <table:table-cell table:number-columns-repeated="16380"/>
        </table:table-row>
        <table:table-row table:style-name="ro1">
          <table:table-cell office:value-type="float" office:value="1993" table:style-name="ce2">
            <text:p>1993</text:p>
          </table:table-cell>
          <table:table-cell office:value-type="float" office:value="2037" table:style-name="ce2">
            <text:p>2037</text:p>
          </table:table-cell>
          <table:table-cell office:value-type="float" office:value="1998.0286357047951" table:formula="of:=-0.0000072058263*[.B17]*[.B17]+1.0000985122*[.B17]-9.272401378" table:style-name="ce1">
            <text:p>1998,028636</text:p>
          </table:table-cell>
          <table:table-cell office:value-type="float" office:value="0.25231488734546303" table:formula="of:=ABS([.C17]-[.A17])/[.A17]*100" table:style-name="ce1">
            <text:p>0,252314887</text:p>
          </table:table-cell>
          <table:table-cell table:number-columns-repeated="16380"/>
        </table:table-row>
        <table:table-row table:style-name="ro1">
          <table:table-cell office:value-type="float" office:value="2319" table:style-name="ce2">
            <text:p>2319</text:p>
          </table:table-cell>
          <table:table-cell office:value-type="float" office:value="2370" table:style-name="ce2">
            <text:p>2370</text:p>
          </table:table-cell>
          <table:table-cell office:value-type="float" office:value="2320.4866667915298" table:formula="of:=-0.0000072058263*[.B18]*[.B18]+1.0000985122*[.B18]-9.272401378" table:style-name="ce1">
            <text:p>2320,486667</text:p>
          </table:table-cell>
          <table:table-cell office:value-type="float" office:value="6.4108097952990176E-2" table:formula="of:=ABS([.C18]-[.A18])/[.A18]*100" table:style-name="ce1">
            <text:p>0,064108098</text:p>
          </table:table-cell>
          <table:table-cell table:number-columns-repeated="16380"/>
        </table:table-row>
        <table:table-row table:style-name="ro1">
          <table:table-cell office:value-type="float" office:value="2651" table:style-name="ce2">
            <text:p>2651</text:p>
          </table:table-cell>
          <table:table-cell office:value-type="float" office:value="2716" table:style-name="ce2">
            <text:p>2716</text:p>
          </table:table-cell>
          <table:table-cell office:value-type="float" office:value="2653.8402559463475" table:formula="of:=-0.0000072058263*[.B19]*[.B19]+1.0000985122*[.B19]-9.272401378" table:style-name="ce1">
            <text:p>2653,840256</text:p>
          </table:table-cell>
          <table:table-cell office:value-type="float" office:value="0.10713903984713305" table:formula="of:=ABS([.C19]-[.A19])/[.A19]*100" table:style-name="ce1">
            <text:p>0,10713904</text:p>
          </table:table-cell>
          <table:table-cell table:number-columns-repeated="16380"/>
        </table:table-row>
        <table:table-row table:style-name="ro1">
          <table:table-cell office:value-type="float" office:value="2980" table:style-name="ce2">
            <text:p>2980</text:p>
          </table:table-cell>
          <table:table-cell office:value-type="float" office:value="3052" table:style-name="ce2">
            <text:p>3052</text:p>
          </table:table-cell>
          <table:table-cell office:value-type="float" office:value="2975.9081187964844" table:formula="of:=-0.0000072058263*[.B20]*[.B20]+1.0000985122*[.B20]-9.272401378" table:style-name="ce1">
            <text:p>2975,908119</text:p>
          </table:table-cell>
          <table:table-cell office:value-type="float" office:value="0.13731144978240403" table:formula="of:=ABS([.C20]-[.A20])/[.A20]*100" table:style-name="ce1">
            <text:p>0,13731145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Mini Jordy 7</dc:creator>
    <meta:creation-date>2022-02-16T12:13:26Z</meta:creation-date>
    <dc:date>2022-03-02T10:46:05Z</dc:date>
    <meta:editing-cycles>5</meta:editing-cycles>
    <meta:editing-duration>PT572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000">
      <style:chart-properties chart:regression-type="linear"/>
      <style:graphic-properties draw:fill="none" draw:stroke="dash" draw:stroke-dash="a0" svg:stroke-width="0.03937in" svg:stroke-color="#004586" svg:stroke-opacity="5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8346456692913pt" svg:width="453.3732283464567pt" chart:style-name="Crt0">
        <chart:legend chart:legend-position="end" chart:legend-align="center" chart:style-name="Lgnd"/>
        <chart:plot-area svg:x="9.637165354330708pt" svg:y="5.668661417322834pt" svg:width="365.8731496062992pt" svg:height="244.659370078740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1.$A$34:.$A$50" chart:class="chart:scatter" chart:attached-axis="primary-y" chart:style-name="G0S0">
            <chart:domain table:cell-range-address="Hoja1.$B$34:.$B$50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style="rect" draw:dots1="1" draw:dots1-length="0.03937in" draw:distance="0.03937in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000">
      <style:chart-properties chart:regression-type="polynomial"/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8346456692913pt" svg:width="453.4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2.$A$4:.$A$20" chart:class="chart:scatter" chart:attached-axis="primary-y" chart:style-name="G0S0">
            <chart:domain table:cell-range-address="Hoja2.$B$4:.$B$20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1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000">
      <style:chart-properties chart:regression-type="polynomial"/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8346456692913pt" svg:width="453.4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1.$A$34:.$A$50" chart:class="chart:scatter" chart:attached-axis="primary-y" chart:style-name="G0S0">
            <chart:domain table:cell-range-address="Hoja1.$B$34:.$B$50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1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000">
      <style:chart-properties chart:regression-type="polynomial"/>
      <style:graphic-properties draw:fill="none" draw:stroke="dash" draw:stroke-dash="a0" svg:stroke-width="0.03937in" svg:stroke-color="#004586" svg:stroke-opacity="50%" draw:stroke-linejoin="round" svg:stroke-linecap="round"/>
    </style: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svg:x="10.8276377952756pt" svg:y="5.668661417322834pt" svg:width="269.586220472441pt" svg:height="244.85771653543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1.$A$78:.$A$92" chart:class="chart:scatter" chart:attached-axis="primary-y" chart:style-name="G0S0">
            <chart:domain table:cell-range-address="Hoja1.$B$78:.$B$92"/>
            <chart:regression-curve chart:style-name="T000">
              <chart:equation chart:automatic-content="true" chart:display-equation="true" chart:display-r-square="true" svg:x="59.38204724409449pt" svg:y="6.97244094488189pt" chart:style-name="TL000"/>
            </chart:regression-curve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style="rect" draw:dots1="1" draw:dots1-length="0.03937in" draw:distance="0.0393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1.$B$100:.$B$113" chart:class="chart:scatter" chart:attached-axis="primary-y" chart:style-name="G0S0">
            <chart:domain table:cell-range-address="Hoja1.$A$100:.$A$113"/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8346456692913pt" svg:width="453.37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1.$D$100:.$D$110" chart:class="chart:scatter" chart:attached-axis="primary-y" chart:style-name="G0S0">
            <chart:domain table:cell-range-address="Hoja1.$C$100:.$C$110"/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8346456692913pt" svg:width="453.37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1.$F$100:.$F$110" chart:class="chart:scatter" chart:attached-axis="primary-y" chart:style-name="G0S0">
            <chart:domain table:cell-range-address="Hoja1.$E$100:.$E$110"/>
            <chart:data-point chart:repeated="1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8346456692913pt" svg:width="453.4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1.$B$142:.$B$152" chart:class="chart:scatter" chart:attached-axis="primary-y" chart:style-name="G0S0">
            <chart:domain table:cell-range-address="Hoja1.$A$142:.$A$152"/>
            <chart:data-point chart:repeated="11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000">
      <style:chart-properties chart:regression-type="linear"/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7.5275590551181pt" svg:width="458.19212598425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1.$A$165:.$A$174" chart:class="chart:scatter" chart:attached-axis="primary-y" chart:style-name="G0S0">
            <chart:domain table:cell-range-address="Hoja1.$B$165:.$B$174"/>
            <chart:regression-curve chart:style-name="T000">
              <chart:equation chart:automatic-content="true" chart:display-equation="true" chart:display-r-square="true" svg:x="63.15196850393701pt" svg:y="10.85551181102362pt" chart:style-name="TL00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000">
      <style:chart-properties chart:regression-type="polynomial"/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8346456692913pt" svg:width="453.37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1.$A$178:.$A$186" chart:class="chart:scatter" chart:attached-axis="primary-y" chart:style-name="G0S0">
            <chart:domain table:cell-range-address="Hoja1.$B$178:.$B$186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